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157.95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25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9pt" fo:font-style="normal" fo:text-shadow="none" style:text-underline-style="none" fo:font-weight="normal" style:font-size-asian="9pt" style:font-style-asian="normal" style:font-weight-asian="normal" style:font-name-complex="'Arial'" style:font-size-complex="9pt" style:font-style-complex="normal" style:font-weight-complex="normal"/>
    </style:style>
    <style:style style:name="ce9" style:family="table-cell" style:parent-style-name="Default" style:data-style-name="N125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5">
      <style:table-cell-properties fo:background-color="#666666" style:rotation-align="none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ackground-color="#666666" style:rotation-align="non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<text:s text:c="3"/>В данном случае я считаю цену для покупки комплектухи поштучно в рознице. Оптовые цены, даже на небольших количествах (1000 штук) будут отличатся чуть ли не в 2-3 раза.</text:p>
          </table:table-cell>
          <table:covered-table-cell table:number-columns-repeated="6"/>
          <table:table-cell table:style-name="ce6" table:number-columns-repeated="19"/>
          <table:table-cell table:number-columns-repeated="998"/>
        </table:table-row>
        <table:table-row table:style-name="ro1">
          <table:covered-table-cell table:number-columns-repeated="7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Компонент</text:p>
          </table:table-cell>
          <table:table-cell table:style-name="ce2" office:value-type="string" calcext:value-type="string">
            <text:p>Модель</text:p>
          </table:table-cell>
          <table:table-cell table:style-name="ce2" office:value-type="string" calcext:value-type="string">
            <text:p>Кол-во</text:p>
          </table:table-cell>
          <table:table-cell table:style-name="ce9" office:value-type="string" calcext:value-type="string">
            <text:p>Цена, шт.</text:p>
          </table:table-cell>
          <table:table-cell table:style-name="ce9" office:value-type="string" calcext:value-type="string">
            <text:p>Цена, всего</text:p>
          </table:table-cell>
          <table:table-cell table:style-name="ce2" office:value-type="string" calcext:value-type="string">
            <text:p>Ссылка на магазин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7" table:number-rows-spanned="1">
            <text:p><text:s text:c="5"/>MeW Pro A (Сенсорный экран, кнопки, bluetooth, батарея, 180MHz, 1M Rom, 256K Ram) || ЦЕНА РОЗНИЦЫ</text:p>
          </table:table-cell>
          <table:covered-table-cell table:number-columns-repeated="6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Контроллер</text:p>
          </table:table-cell>
          <table:table-cell table:style-name="ce4" office:value-type="string" calcext:value-type="string">
            <text:p>STM32F437VGT6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050" calcext:value-type="currency">
            <text:p>р.1,050.00</text:p>
          </table:table-cell>
          <table:table-cell table:style-name="ce11" table:formula="of:=[.E5]*[.D5]" office:value-type="currency" office:currency="RUR" office:value="1050" calcext:value-type="currency">
            <text:p>р.1,050.00</text:p>
          </table:table-cell>
          <table:table-cell table:style-name="ce13" office:value-type="string" calcext:value-type="string">
            <text:p><text:a xlink:href="https://www.electronshik.ru/item/ST/STM32F437VGT6" xlink:type="simple">https://www.electronshik.ru/item/ST/STM32F437VGT6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Дисплей с сенсором</text:p>
          </table:table-cell>
          <table:table-cell table:style-name="ce4" office:value-type="string" calcext:value-type="string">
            <text:p>ILI9341 2.4' SPI 18Pin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313.04" calcext:value-type="currency">
            <text:p>р.313.04</text:p>
          </table:table-cell>
          <table:table-cell table:style-name="ce11" table:formula="of:=[.E6]*[.D6]" office:value-type="currency" office:currency="RUR" office:value="313.04" calcext:value-type="currency">
            <text:p>р.313.04</text:p>
          </table:table-cell>
          <table:table-cell table:style-name="ce13" office:value-type="string" calcext:value-type="string">
            <text:p><text:a xlink:href="https://www.aliexpress.com/item/2-4-Inch-240-320-SPI-Serial-TFT-LCD-Module-Display-With-Touch-Panel-Screen-ILI9341/32721841375.html?spm=a2g0s.9042311.0.0.350c4c4dO6mv8V" xlink:type="simple">https://www.aliexpress.com/item/2-4-Inch-240-320-SPI-Serial-TFT-LCD-Module-Display-With-Touch-Panel-Screen-ILI9341/32721841375.html?spm=a2g0s.9042311.0.0.350c4c4dO6mv8V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luetooth</text:p>
          </table:table-cell>
          <table:table-cell table:style-name="ce4" office:value-type="string" calcext:value-type="string">
            <text:p>JDY-0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12" calcext:value-type="currency">
            <text:p>р.112.00</text:p>
          </table:table-cell>
          <table:table-cell table:style-name="ce11" table:formula="of:=[.E7]*[.D7]" office:value-type="currency" office:currency="RUR" office:value="112" calcext:value-type="currency">
            <text:p>р.112.00</text:p>
          </table:table-cell>
          <table:table-cell table:style-name="ce13" office:value-type="string" calcext:value-type="string">
            <text:p><text:a xlink:href="https://www.aliexpress.com/item/10-pcs-JDY-08-BLE-Bluetooth-4-0-Uart-Transceiver-Module-CC2541-Central-Switching-Wireless-Module/32779065707.html?spm=a2g0s.9042311.0.0.350c4c4dO6mv8V" xlink:type="simple">https://www.aliexpress.com/item/10-pcs-JDY-08-BLE-Bluetooth-4-0-Uart-Transceiver-Module-CC2541-Central-Switching-Wireless-Module/32779065707.html?spm=a2g0s.9042311.0.0.350c4c4dO6mv8V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Разьем карты памяти</text:p>
          </table:table-cell>
          <table:table-cell table:style-name="ce4" office:value-type="string" calcext:value-type="string">
            <text:p>NoNam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7.69" calcext:value-type="currency">
            <text:p>р.7.69</text:p>
          </table:table-cell>
          <table:table-cell table:style-name="ce11" table:formula="of:=[.E8]*[.D8]" office:value-type="currency" office:currency="RUR" office:value="7.69" calcext:value-type="currency">
            <text:p>р.7.69</text:p>
          </table:table-cell>
          <table:table-cell table:style-name="ce13" office:value-type="string" calcext:value-type="string">
            <text:p><text:a xlink:href="https://www.aliexpress.com/item/10Pcs-TransFlash-TF-Micro-Memory-SD-Card-Self-eject-Socket-Plug-Adapter/32699668571.html?spm=a2g0s.9042311.0.0.27424c4dxRPMSK" xlink:type="simple">https://www.aliexpress.com/item/10Pcs-TransFlash-TF-Micro-Memory-SD-Card-Self-eject-Socket-Plug-Adapter/32699668571.html?spm=a2g0s.9042311.0.0.27424c4dxRPMSK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Батарея LiIon</text:p>
          </table:table-cell>
          <table:table-cell table:style-name="ce4" office:value-type="string" calcext:value-type="string">
            <text:p>[L028] 3.7V 650mAh [303759]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79.38" calcext:value-type="currency">
            <text:p>р.79.38</text:p>
          </table:table-cell>
          <table:table-cell table:style-name="ce11" table:formula="of:=[.E9]*[.D9]" office:value-type="currency" office:currency="RUR" office:value="79.38" calcext:value-type="currency">
            <text:p>р.79.38</text:p>
          </table:table-cell>
          <table:table-cell table:style-name="ce13" office:value-type="string" calcext:value-type="string">
            <text:p><text:a xlink:href="https://www.aliexpress.com/item/L028-3-7V-620mAH-303759-PLIB-polymer-lithium-ion-battery-Li-ion-battery-for-bluetooth/711887876.html?spm=a2g0s.9042311.0.0.350c4c4dO6mv8V" xlink:type="simple">https://www.aliexpress.com/item/L028-3-7V-620mAH-303759-PLIB-polymer-lithium-ion-battery-Li-ion-battery-for-bluetooth/711887876.html?spm=a2g0s.9042311.0.0.350c4c4dO6mv8V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icro USB Female Jack</text:p>
          </table:table-cell>
          <table:table-cell table:style-name="ce4" office:value-type="string" calcext:value-type="string">
            <text:p>NoNam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3.21" calcext:value-type="currency">
            <text:p>р.3.21</text:p>
          </table:table-cell>
          <table:table-cell table:style-name="ce11" table:formula="of:=[.E10]*[.D10]" office:value-type="currency" office:currency="RUR" office:value="3.21" calcext:value-type="currency">
            <text:p>р.3.21</text:p>
          </table:table-cell>
          <table:table-cell table:style-name="ce13" office:value-type="string" calcext:value-type="string">
            <text:p><text:a xlink:href="https://www.aliexpress.com/item/100PCS-Lot-Micro-USB-Female-Jack-Socket-Connector-SMT-5Pin-5P-Long-feet-Gold-Plated/32735317426.html?spm=a2g0s.9042311.0.0.350c4c4dO6mv8V" xlink:type="simple">https://www.aliexpress.com/item/100PCS-Lot-Micro-USB-Female-Jack-Socket-Connector-SMT-5Pin-5P-Long-feet-Gold-Plated/32735317426.html?spm=a2g0s.9042311.0.0.350c4c4dO6mv8V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Выключатель питания*</text:p>
          </table:table-cell>
          <table:table-cell table:style-name="ce4" office:value-type="string" calcext:value-type="string">
            <text:p>MK12C02 7P-1260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5.13" calcext:value-type="currency">
            <text:p>р.5.13</text:p>
          </table:table-cell>
          <table:table-cell table:style-name="ce11" table:formula="of:=[.E11]*[.D11]" office:value-type="currency" office:currency="RUR" office:value="5.13" calcext:value-type="currency">
            <text:p>р.5.13</text:p>
          </table:table-cell>
          <table:table-cell table:style-name="ce13" office:value-type="string" calcext:value-type="string">
            <text:p><text:a xlink:href="https://www.aliexpress.com/item/50PCS-Lot-MK12C02-7P-12608-MP3-MP4-Toggle-switch-Button-SMT-microswitch-KEY/32381680351.html?spm=a2g0s.9042311.0.0.21b64c4dalCmxG" xlink:type="simple">https://www.aliexpress.com/item/50PCS-Lot-MK12C02-7P-12608-MP3-MP4-Toggle-switch-Button-SMT-microswitch-KEY/32381680351.html?spm=a2g0s.9042311.0.0.21b64c4dalCmxG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Кнопки</text:p>
          </table:table-cell>
          <table:table-cell table:style-name="ce4" office:value-type="string" calcext:value-type="string">
            <text:p>2 x 4 x 3.5mm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currency" office:currency="RUR" office:value="5.13" calcext:value-type="currency">
            <text:p>р.5.13</text:p>
          </table:table-cell>
          <table:table-cell table:style-name="ce11" table:formula="of:=[.E12]*[.D12]" office:value-type="currency" office:currency="RUR" office:value="25.65" calcext:value-type="currency">
            <text:p>р.25.65</text:p>
          </table:table-cell>
          <table:table-cell table:style-name="ce13" office:value-type="string" calcext:value-type="string">
            <text:p><text:a xlink:href="https://www.aliexpress.com/item/50pcs-2-x-4-x-3-5mm-Tact-Tactile-Push-Button-Switch-SMD-Surface-Mount-Momentary/32700051430.html?spm=a2g0s.9042311.0.0.27424c4dxRPMSK" xlink:type="simple">https://www.aliexpress.com/item/50pcs-2-x-4-x-3-5mm-Tact-Tactile-Push-Button-Switch-SMD-Surface-Mount-Momentary/32700051430.html?spm=a2g0s.9042311.0.0.27424c4dxRPMSK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Модуль зарядки батареи</text:p>
          </table:table-cell>
          <table:table-cell table:style-name="ce4" office:value-type="string" calcext:value-type="string">
            <text:p>TP4056 SOP-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4.49" calcext:value-type="currency">
            <text:p>р.4.49</text:p>
          </table:table-cell>
          <table:table-cell table:style-name="ce11" table:formula="of:=[.E13]*[.D13]" office:value-type="currency" office:currency="RUR" office:value="4.49" calcext:value-type="currency">
            <text:p>р.4.49</text:p>
          </table:table-cell>
          <table:table-cell table:style-name="ce13" office:value-type="string" calcext:value-type="string">
            <text:p><text:a xlink:href="https://www.aliexpress.com/item/200PCS-TP4056-SOP-TP4056E-SMD-new-and-original-IC/32874729556.html?spm=2114.search0604.3.8.1c9e698cTgGVtG&amp;s=p&amp;ws_ab_test=searchweb0_0,searchweb201602_3_10152_10151_10065_10068_10344_10342_10343_10340_10341_10543_10696_10084_10083_10618_10307_10301_10059_308_100031_10103_10624_10623_10622_10621_10620,searchweb201603_2,ppcSwitch_5&amp;algo_expid=0b3502b3-ae28-4c31-9516-a92a93f32562-1&amp;algo_pvid=0b3502b3-ae28-4c31-9516-a92a93f32562&amp;priceBeautifyAB=0" xlink:type="simple">https://www.aliexpress.com/item/200PCS-TP4056-SOP-TP4056E-SMD-new-and-original-IC/32874729556.html?spm=2114.search0604.3.8.1c9e698cTgGVtG&amp;s=p&amp;ws_ab_test=searchweb0_0,searchweb201602_3_10152_10151_10065_10068_10344_10342_10343_10340_10341_10543_10696_10084_10083_10618_10307_10301_10059_308_100031_10103_10624_10623_10622_10621_10620,searchweb201603_2,ppcSwitch_5&amp;algo_expid=0b3502b3-ae28-4c31-9516-a92a93f32562-1&amp;algo_pvid=0b3502b3-ae28-4c31-9516-a92a93f32562&amp;priceBeautifyAB=0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Транзистор полевой</text:p>
          </table:table-cell>
          <table:table-cell table:style-name="ce4" office:value-type="string" calcext:value-type="string">
            <text:p>2N7002K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currency" office:currency="RUR" office:value="2.57" calcext:value-type="currency">
            <text:p>р.2.57</text:p>
          </table:table-cell>
          <table:table-cell table:style-name="ce11" table:formula="of:=[.E14]*[.D14]" office:value-type="currency" office:currency="RUR" office:value="5.14" calcext:value-type="currency">
            <text:p>р.5.14</text:p>
          </table:table-cell>
          <table:table-cell table:style-name="ce13" office:value-type="string" calcext:value-type="string">
            <text:p><text:a xlink:href="https://www.aliexpress.com/item/Original-free-shipping-2N7002K-T1-E3-2N7002K-2N7002-SOT23-200PCS-LOT-in-Stock/32488438312.html?spm=2114.search0604.3.23.5a654b07RyoXtQ&amp;ws_ab_test=searchweb0_0,searchweb201602_3_10152_10151_10065_10068_10344_10342_10343_10340_10341_10543_10696_10084_10083_10618_10307_10301_10059_308_100031_10103_10624_10623_10622_10621_10620,searchweb201603_2,ppcSwitch_5&amp;algo_expid=a818f970-8ab3-4599-858b-ffd14491f850-3&amp;algo_pvid=a818f970-8ab3-4599-858b-ffd14491f850&amp;priceBeautifyAB=0" xlink:type="simple">https://www.aliexpress.com/item/Original-free-shipping-2N7002K-T1-E3-2N7002K-2N7002-SOT23-200PCS-LOT-in-Stock/32488438312.html?spm=2114.search0604.3.23.5a654b07RyoXtQ&amp;ws_ab_test=searchweb0_0,searchweb201602_3_10152_10151_10065_10068_10344_10342_10343_10340_10341_10543_10696_10084_10083_10618_10307_10301_10059_308_100031_10103_10624_10623_10622_10621_10620,searchweb201603_2,ppcSwitch_5&amp;algo_expid=a818f970-8ab3-4599-858b-ffd14491f850-3&amp;algo_pvid=a818f970-8ab3-4599-858b-ffd14491f850&amp;priceBeautifyAB=0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DO</text:p>
          </table:table-cell>
          <table:table-cell table:style-name="ce4" office:value-type="string" calcext:value-type="string">
            <text:p>XC6206P332MR (уточнить)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.29" calcext:value-type="currency">
            <text:p>р.1.29</text:p>
          </table:table-cell>
          <table:table-cell table:style-name="ce11" table:formula="of:=[.E15]*[.D15]" office:value-type="currency" office:currency="RUR" office:value="1.29" calcext:value-type="currency">
            <text:p>р.1.29</text:p>
          </table:table-cell>
          <table:table-cell table:style-name="ce13" office:value-type="string" calcext:value-type="string">
            <text:p><text:a xlink:href="https://www.aliexpress.com/item/100pcs-XC6206P332MR-XC6206P332-SOT23-XC6206-SMD-662K-3-3V-0-5A-SOT23-3-Positive-Fixed-LDO/32845735747.html?spm=2114.search0604.3.1.c4462f4aP2NfEr&amp;s=p&amp;ws_ab_test=searchweb0_0,searchweb201602_3_10152_10151_10065_10068_10344_10342_10343_10340_10341_10543_10696_10084_10083_10618_10307_10301_10059_308_100031_10103_10624_10623_10622_10621_10620,searchweb201603_2,ppcSwitch_5&amp;algo_expid=77dd4783-f59b-4be4-90c2-1f3d81815e2d-0&amp;algo_pvid=77dd4783-f59b-4be4-90c2-1f3d81815e2d&amp;priceBeautifyAB=0" xlink:type="simple">https://www.aliexpress.com/item/100pcs-XC6206P332MR-XC6206P332-SOT23-XC6206-SMD-662K-3-3V-0-5A-SOT23-3-Positive-Fixed-LDO/32845735747.html?spm=2114.search0604.3.1.c4462f4aP2NfEr&amp;s=p&amp;ws_ab_test=searchweb0_0,searchweb201602_3_10152_10151_10065_10068_10344_10342_10343_10340_10341_10543_10696_10084_10083_10618_10307_10301_10059_308_100031_10103_10624_10623_10622_10621_10620,searchweb201603_2,ppcSwitch_5&amp;algo_expid=77dd4783-f59b-4be4-90c2-1f3d81815e2d-0&amp;algo_pvid=77dd4783-f59b-4be4-90c2-1f3d81815e2d&amp;priceBeautifyAB=0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Резисторы**</text:p>
          </table:table-cell>
          <table:table-cell table:style-name="ce4" office:value-type="string" calcext:value-type="string">
            <text:p>(уточнить)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currency" office:currency="RUR" office:value="0.65" calcext:value-type="currency">
            <text:p>р.0.65</text:p>
          </table:table-cell>
          <table:table-cell table:style-name="ce11" table:formula="of:=[.E16]*[.D16]" office:value-type="currency" office:currency="RUR" office:value="6.5" calcext:value-type="currency">
            <text:p>р.6.50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Конденсаторы**</text:p>
          </table:table-cell>
          <table:table-cell table:style-name="ce8" office:value-type="string" calcext:value-type="string">
            <text:p>(уточнить)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currency" office:currency="RUR" office:value="1.29" calcext:value-type="currency">
            <text:p>р.1.29</text:p>
          </table:table-cell>
          <table:table-cell table:style-name="ce11" table:formula="of:=[.E17]*[.D17]" office:value-type="currency" office:currency="RUR" office:value="12.9" calcext:value-type="currency">
            <text:p>р.12.90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Светодиоды**</text:p>
          </table:table-cell>
          <table:table-cell table:style-name="ce8" office:value-type="string" calcext:value-type="string">
            <text:p>(уточнить)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currency" office:currency="RUR" office:value="0.65" calcext:value-type="currency">
            <text:p>р.0.65</text:p>
          </table:table-cell>
          <table:table-cell table:style-name="ce11" table:formula="of:=[.E18]*[.D18]" office:value-type="currency" office:currency="RUR" office:value="2.6" calcext:value-type="currency">
            <text:p>р.2.60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Плата</text:p>
          </table:table-cell>
          <table:table-cell table:style-name="ce4" office:value-type="string" calcext:value-type="string">
            <text:p>NoNam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2.41" calcext:value-type="currency">
            <text:p>р.12.41</text:p>
          </table:table-cell>
          <table:table-cell table:style-name="ce11" table:formula="of:=[.E19]*[.D19]" office:value-type="currency" office:currency="RUR" office:value="12.41" calcext:value-type="currency">
            <text:p>р.12.41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Кварцевый резонатор</text:p>
          </table:table-cell>
          <table:table-cell table:style-name="ce4" office:value-type="string" calcext:value-type="string">
            <text:p>8MHZ 5032 2P 8M 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7.93" calcext:value-type="currency">
            <text:p>р.17.93</text:p>
          </table:table-cell>
          <table:table-cell table:style-name="ce11" table:formula="of:=[.E20]*[.D20]" office:value-type="currency" office:currency="RUR" office:value="17.93" calcext:value-type="currency">
            <text:p>р.17.93</text:p>
          </table:table-cell>
          <table:table-cell table:style-name="ce13" office:value-type="string" calcext:value-type="string">
            <text:p><text:a xlink:href="https://www.aliexpress.com/item/20PCS-8MHZ-5032-2P-8M-Crystal-5-3-2-2-feet/32841969827.html?spm=2114.search0604.3.2.54956f0cTLDPgz&amp;ws_ab_test=searchweb0_0,searchweb201602_3_10152_10151_10065_10068_10344_10342_10343_10340_10341_10543_10696_10084_10083_10618_10307_10301_10059_308_100031_10103_10624_10623_10622_10621_10620,searchweb201603_2,ppcSwitch_5&amp;algo_expid=f2faf8e1-b7ce-4e34-a718-355e3362ede8-0&amp;algo_pvid=f2faf8e1-b7ce-4e34-a718-355e3362ede8&amp;priceBeautifyAB=0" xlink:type="simple">https://www.aliexpress.com/item/20PCS-8MHZ-5032-2P-8M-Crystal-5-3-2-2-feet/32841969827.html?spm=2114.search0604.3.2.54956f0cTLDPgz&amp;ws_ab_test=searchweb0_0,searchweb201602_3_10152_10151_10065_10068_10344_10342_10343_10340_10341_10543_10696_10084_10083_10618_10307_10301_10059_308_100031_10103_10624_10623_10622_10621_10620,searchweb201603_2,ppcSwitch_5&amp;algo_expid=f2faf8e1-b7ce-4e34-a718-355e3362ede8-0&amp;algo_pvid=f2faf8e1-b7ce-4e34-a718-355e3362ede8&amp;priceBeautifyAB=0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Кварцевый резонатор</text:p>
          </table:table-cell>
          <table:table-cell table:style-name="ce4" office:value-type="string" calcext:value-type="string">
            <text:p>32.768KHz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3.85" calcext:value-type="currency">
            <text:p>р.3.85</text:p>
          </table:table-cell>
          <table:table-cell table:style-name="ce11" table:formula="of:=[.E21]*[.D21]" office:value-type="currency" office:currency="RUR" office:value="3.85" calcext:value-type="currency">
            <text:p>р.3.85</text:p>
          </table:table-cell>
          <table:table-cell table:style-name="ce13" office:value-type="string" calcext:value-type="string">
            <text:p><text:a xlink:href="https://www.aliexpress.com/item/100pcs-lot-Crystal-Cylinder-Cylinder-Clock-Crystal-Oscillator-32-768KHz-3x8MM-Passive-Quartz-Crystal-Resonator/1593653737.html?spm=2114.search0604.3.16.5a7a1fdeZ1DGpk&amp;ws_ab_test=searchweb0_0,searchweb201602_3_10152_10151_10065_10068_10344_10342_10343_10340_10341_10543_10696_10084_10083_10618_10307_10301_10059_308_100031_10103_10624_10623_10622_10621_10620,searchweb201603_2,ppcSwitch_5&amp;algo_expid=e9f75fba-e9ca-48aa-ba9c-a78d804e4795-2&amp;algo_pvid=e9f75fba-e9ca-48aa-ba9c-a78d804e4795&amp;priceBeautifyAB=0" xlink:type="simple">https://www.aliexpress.com/item/100pcs-lot-Crystal-Cylinder-Cylinder-Clock-Crystal-Oscillator-32-768KHz-3x8MM-Passive-Quartz-Crystal-Resonator/1593653737.html?spm=2114.search0604.3.16.5a7a1fdeZ1DGpk&amp;ws_ab_test=searchweb0_0,searchweb201602_3_10152_10151_10065_10068_10344_10342_10343_10340_10341_10543_10696_10084_10083_10618_10307_10301_10059_308_100031_10103_10624_10623_10622_10621_10620,searchweb201603_2,ppcSwitch_5&amp;algo_expid=e9f75fba-e9ca-48aa-ba9c-a78d804e4795-2&amp;algo_pvid=e9f75fba-e9ca-48aa-ba9c-a78d804e4795&amp;priceBeautifyAB=0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5" table:number-rows-spanned="1">
            <text:p>ИТОГО</text:p>
          </table:table-cell>
          <table:covered-table-cell table:number-columns-repeated="4"/>
          <table:table-cell table:style-name="ce12" table:formula="of:=SUM([.F5:.F21])" office:value-type="currency" office:currency="RUR" office:value="1663.21" calcext:value-type="currency">
            <text:p>р.1,663.21</text:p>
          </table:table-cell>
          <table:table-cell table:style-name="ce15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6"/>
          <table:table-cell table:style-name="ce7" table:number-columns-spanned="6" table:number-rows-spanned="1"/>
          <table:covered-table-cell table:number-columns-repeated="5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7" table:number-rows-spanned="1">
            <text:p><text:s text:c="5"/>MeW Pro B (Сенсорный экран, кнопки, bluetooth, 168MHz, 1M Rom, 192K Ram) || ЦЕНА РОЗНИЦЫ</text:p>
          </table:table-cell>
          <table:covered-table-cell table:number-columns-repeated="6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Контроллер</text:p>
          </table:table-cell>
          <table:table-cell table:style-name="ce4" office:value-type="string" calcext:value-type="string">
            <text:p>STM32F407VGT6TR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582" calcext:value-type="currency">
            <text:p>р.582.00</text:p>
          </table:table-cell>
          <table:table-cell table:style-name="ce11" table:formula="of:=[.E25]*[.D25]" office:value-type="currency" office:currency="RUR" office:value="582" calcext:value-type="currency">
            <text:p>р.582.00</text:p>
          </table:table-cell>
          <table:table-cell table:style-name="ce13" office:value-type="string" calcext:value-type="string">
            <text:p><text:a xlink:href="https://www.electronshik.ru/item/ST/STM32F407VGT6TR" xlink:type="simple">https://www.electronshik.ru/item/ST/STM32F407VGT6TR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Дисплей с сенсором</text:p>
          </table:table-cell>
          <table:table-cell table:style-name="ce4" office:value-type="string" calcext:value-type="string">
            <text:p>ILI9341 2.4' SPI 18Pin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313.04" calcext:value-type="currency">
            <text:p>р.313.04</text:p>
          </table:table-cell>
          <table:table-cell table:style-name="ce11" table:formula="of:=[.E26]*[.D26]" office:value-type="currency" office:currency="RUR" office:value="313.04" calcext:value-type="currency">
            <text:p>р.313.04</text:p>
          </table:table-cell>
          <table:table-cell table:style-name="ce13" office:value-type="string" calcext:value-type="string">
            <text:p><text:a xlink:href="https://www.aliexpress.com/item/2-4-Inch-240-320-SPI-Serial-TFT-LCD-Module-Display-With-Touch-Panel-Screen-ILI9341/32721841375.html?spm=a2g0s.9042311.0.0.350c4c4dO6mv8V" xlink:type="simple">https://www.aliexpress.com/item/2-4-Inch-240-320-SPI-Serial-TFT-LCD-Module-Display-With-Touch-Panel-Screen-ILI9341/32721841375.html?spm=a2g0s.9042311.0.0.350c4c4dO6mv8V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luetooth</text:p>
          </table:table-cell>
          <table:table-cell table:style-name="ce4" office:value-type="string" calcext:value-type="string">
            <text:p>JDY-0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12" calcext:value-type="currency">
            <text:p>р.112.00</text:p>
          </table:table-cell>
          <table:table-cell table:style-name="ce11" table:formula="of:=[.E27]*[.D27]" office:value-type="currency" office:currency="RUR" office:value="112" calcext:value-type="currency">
            <text:p>р.112.00</text:p>
          </table:table-cell>
          <table:table-cell table:style-name="ce13" office:value-type="string" calcext:value-type="string">
            <text:p><text:a xlink:href="https://www.aliexpress.com/item/10-pcs-JDY-08-BLE-Bluetooth-4-0-Uart-Transceiver-Module-CC2541-Central-Switching-Wireless-Module/32779065707.html?spm=a2g0s.9042311.0.0.350c4c4dO6mv8V" xlink:type="simple">https://www.aliexpress.com/item/10-pcs-JDY-08-BLE-Bluetooth-4-0-Uart-Transceiver-Module-CC2541-Central-Switching-Wireless-Module/32779065707.html?spm=a2g0s.9042311.0.0.350c4c4dO6mv8V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Разьем карты памяти</text:p>
          </table:table-cell>
          <table:table-cell table:style-name="ce4" office:value-type="string" calcext:value-type="string">
            <text:p>NoNam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7.69" calcext:value-type="currency">
            <text:p>р.7.69</text:p>
          </table:table-cell>
          <table:table-cell table:style-name="ce11" table:formula="of:=[.E28]*[.D28]" office:value-type="currency" office:currency="RUR" office:value="7.69" calcext:value-type="currency">
            <text:p>р.7.69</text:p>
          </table:table-cell>
          <table:table-cell table:style-name="ce13" office:value-type="string" calcext:value-type="string">
            <text:p><text:a xlink:href="https://www.aliexpress.com/item/10Pcs-TransFlash-TF-Micro-Memory-SD-Card-Self-eject-Socket-Plug-Adapter/32699668571.html?spm=a2g0s.9042311.0.0.27424c4dxRPMSK" xlink:type="simple">https://www.aliexpress.com/item/10Pcs-TransFlash-TF-Micro-Memory-SD-Card-Self-eject-Socket-Plug-Adapter/32699668571.html?spm=a2g0s.9042311.0.0.27424c4dxRPMSK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icro USB Female Jack</text:p>
          </table:table-cell>
          <table:table-cell table:style-name="ce4" office:value-type="string" calcext:value-type="string">
            <text:p>NoNam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3.21" calcext:value-type="currency">
            <text:p>р.3.21</text:p>
          </table:table-cell>
          <table:table-cell table:style-name="ce11" table:formula="of:=[.E29]*[.D29]" office:value-type="currency" office:currency="RUR" office:value="3.21" calcext:value-type="currency">
            <text:p>р.3.21</text:p>
          </table:table-cell>
          <table:table-cell table:style-name="ce13" office:value-type="string" calcext:value-type="string">
            <text:p><text:a xlink:href="https://www.aliexpress.com/item/100PCS-Lot-Micro-USB-Female-Jack-Socket-Connector-SMT-5Pin-5P-Long-feet-Gold-Plated/32735317426.html?spm=a2g0s.9042311.0.0.350c4c4dO6mv8V" xlink:type="simple">https://www.aliexpress.com/item/100PCS-Lot-Micro-USB-Female-Jack-Socket-Connector-SMT-5Pin-5P-Long-feet-Gold-Plated/32735317426.html?spm=a2g0s.9042311.0.0.350c4c4dO6mv8V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Кнопки</text:p>
          </table:table-cell>
          <table:table-cell table:style-name="ce4" office:value-type="string" calcext:value-type="string">
            <text:p>2 x 4 x 3.5mm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currency" office:currency="RUR" office:value="5.13" calcext:value-type="currency">
            <text:p>р.5.13</text:p>
          </table:table-cell>
          <table:table-cell table:style-name="ce11" table:formula="of:=[.E30]*[.D30]" office:value-type="currency" office:currency="RUR" office:value="25.65" calcext:value-type="currency">
            <text:p>р.25.65</text:p>
          </table:table-cell>
          <table:table-cell table:style-name="ce13" office:value-type="string" calcext:value-type="string">
            <text:p><text:a xlink:href="https://www.aliexpress.com/item/50pcs-2-x-4-x-3-5mm-Tact-Tactile-Push-Button-Switch-SMD-Surface-Mount-Momentary/32700051430.html?spm=a2g0s.9042311.0.0.27424c4dxRPMSK" xlink:type="simple">https://www.aliexpress.com/item/50pcs-2-x-4-x-3-5mm-Tact-Tactile-Push-Button-Switch-SMD-Surface-Mount-Momentary/32700051430.html?spm=a2g0s.9042311.0.0.27424c4dxRPMSK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Транзистор полевой</text:p>
          </table:table-cell>
          <table:table-cell table:style-name="ce4" office:value-type="string" calcext:value-type="string">
            <text:p>2N7002K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currency" office:currency="RUR" office:value="2.57" calcext:value-type="currency">
            <text:p>р.2.57</text:p>
          </table:table-cell>
          <table:table-cell table:style-name="ce11" table:formula="of:=[.E31]*[.D31]" office:value-type="currency" office:currency="RUR" office:value="5.14" calcext:value-type="currency">
            <text:p>р.5.14</text:p>
          </table:table-cell>
          <table:table-cell table:style-name="ce13" office:value-type="string" calcext:value-type="string">
            <text:p><text:a xlink:href="https://www.aliexpress.com/item/Original-free-shipping-2N7002K-T1-E3-2N7002K-2N7002-SOT23-200PCS-LOT-in-Stock/32488438312.html?spm=2114.search0604.3.23.5a654b07RyoXtQ&amp;ws_ab_test=searchweb0_0,searchweb201602_3_10152_10151_10065_10068_10344_10342_10343_10340_10341_10543_10696_10084_10083_10618_10307_10301_10059_308_100031_10103_10624_10623_10622_10621_10620,searchweb201603_2,ppcSwitch_5&amp;algo_expid=a818f970-8ab3-4599-858b-ffd14491f850-3&amp;algo_pvid=a818f970-8ab3-4599-858b-ffd14491f850&amp;priceBeautifyAB=0" xlink:type="simple">https://www.aliexpress.com/item/Original-free-shipping-2N7002K-T1-E3-2N7002K-2N7002-SOT23-200PCS-LOT-in-Stock/32488438312.html?spm=2114.search0604.3.23.5a654b07RyoXtQ&amp;ws_ab_test=searchweb0_0,searchweb201602_3_10152_10151_10065_10068_10344_10342_10343_10340_10341_10543_10696_10084_10083_10618_10307_10301_10059_308_100031_10103_10624_10623_10622_10621_10620,searchweb201603_2,ppcSwitch_5&amp;algo_expid=a818f970-8ab3-4599-858b-ffd14491f850-3&amp;algo_pvid=a818f970-8ab3-4599-858b-ffd14491f850&amp;priceBeautifyAB=0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LDO</text:p>
          </table:table-cell>
          <table:table-cell table:style-name="ce4" office:value-type="string" calcext:value-type="string">
            <text:p>XC6206P332MR (уточнить)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.29" calcext:value-type="currency">
            <text:p>р.1.29</text:p>
          </table:table-cell>
          <table:table-cell table:style-name="ce11" table:formula="of:=[.E32]*[.D32]" office:value-type="currency" office:currency="RUR" office:value="1.29" calcext:value-type="currency">
            <text:p>р.1.29</text:p>
          </table:table-cell>
          <table:table-cell table:style-name="ce13" office:value-type="string" calcext:value-type="string">
            <text:p><text:a xlink:href="https://www.aliexpress.com/item/100pcs-XC6206P332MR-XC6206P332-SOT23-XC6206-SMD-662K-3-3V-0-5A-SOT23-3-Positive-Fixed-LDO/32845735747.html?spm=2114.search0604.3.1.c4462f4aP2NfEr&amp;s=p&amp;ws_ab_test=searchweb0_0,searchweb201602_3_10152_10151_10065_10068_10344_10342_10343_10340_10341_10543_10696_10084_10083_10618_10307_10301_10059_308_100031_10103_10624_10623_10622_10621_10620,searchweb201603_2,ppcSwitch_5&amp;algo_expid=77dd4783-f59b-4be4-90c2-1f3d81815e2d-0&amp;algo_pvid=77dd4783-f59b-4be4-90c2-1f3d81815e2d&amp;priceBeautifyAB=0" xlink:type="simple">https://www.aliexpress.com/item/100pcs-XC6206P332MR-XC6206P332-SOT23-XC6206-SMD-662K-3-3V-0-5A-SOT23-3-Positive-Fixed-LDO/32845735747.html?spm=2114.search0604.3.1.c4462f4aP2NfEr&amp;s=p&amp;ws_ab_test=searchweb0_0,searchweb201602_3_10152_10151_10065_10068_10344_10342_10343_10340_10341_10543_10696_10084_10083_10618_10307_10301_10059_308_100031_10103_10624_10623_10622_10621_10620,searchweb201603_2,ppcSwitch_5&amp;algo_expid=77dd4783-f59b-4be4-90c2-1f3d81815e2d-0&amp;algo_pvid=77dd4783-f59b-4be4-90c2-1f3d81815e2d&amp;priceBeautifyAB=0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Резисторы**</text:p>
          </table:table-cell>
          <table:table-cell table:style-name="ce4" office:value-type="string" calcext:value-type="string">
            <text:p>(уточнить)</text:p>
          </table:table-cell>
          <table:table-cell table:style-name="ce4" office:value-type="float" office:value="7" calcext:value-type="float">
            <text:p>7</text:p>
          </table:table-cell>
          <table:table-cell table:style-name="ce10" office:value-type="currency" office:currency="RUR" office:value="0.65" calcext:value-type="currency">
            <text:p>р.0.65</text:p>
          </table:table-cell>
          <table:table-cell table:style-name="ce11" table:formula="of:=[.E33]*[.D33]" office:value-type="currency" office:currency="RUR" office:value="4.55" calcext:value-type="currency">
            <text:p>р.4.55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Конденсаторы**</text:p>
          </table:table-cell>
          <table:table-cell table:style-name="ce8" office:value-type="string" calcext:value-type="string">
            <text:p>(уточнить)</text:p>
          </table:table-cell>
          <table:table-cell table:style-name="ce4" office:value-type="float" office:value="7" calcext:value-type="float">
            <text:p>7</text:p>
          </table:table-cell>
          <table:table-cell table:style-name="ce10" office:value-type="currency" office:currency="RUR" office:value="1.29" calcext:value-type="currency">
            <text:p>р.1.29</text:p>
          </table:table-cell>
          <table:table-cell table:style-name="ce11" table:formula="of:=[.E34]*[.D34]" office:value-type="currency" office:currency="RUR" office:value="9.03" calcext:value-type="currency">
            <text:p>р.9.03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Светодиоды**</text:p>
          </table:table-cell>
          <table:table-cell table:style-name="ce8" office:value-type="string" calcext:value-type="string">
            <text:p>(уточнить)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currency" office:currency="RUR" office:value="0.65" calcext:value-type="currency">
            <text:p>р.0.65</text:p>
          </table:table-cell>
          <table:table-cell table:style-name="ce11" table:formula="of:=[.E35]*[.D35]" office:value-type="currency" office:currency="RUR" office:value="1.3" calcext:value-type="currency">
            <text:p>р.1.30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Плата</text:p>
          </table:table-cell>
          <table:table-cell table:style-name="ce4" office:value-type="string" calcext:value-type="string">
            <text:p>NoNam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2.41" calcext:value-type="currency">
            <text:p>р.12.41</text:p>
          </table:table-cell>
          <table:table-cell table:style-name="ce11" table:formula="of:=[.E36]*[.D36]" office:value-type="currency" office:currency="RUR" office:value="12.41" calcext:value-type="currency">
            <text:p>р.12.41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Кварцевый резонатор</text:p>
          </table:table-cell>
          <table:table-cell table:style-name="ce4" office:value-type="string" calcext:value-type="string">
            <text:p>8MHZ 5032 2P 8M 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7.93" calcext:value-type="currency">
            <text:p>р.17.93</text:p>
          </table:table-cell>
          <table:table-cell table:style-name="ce11" table:formula="of:=[.E37]*[.D37]" office:value-type="currency" office:currency="RUR" office:value="17.93" calcext:value-type="currency">
            <text:p>р.17.93</text:p>
          </table:table-cell>
          <table:table-cell table:style-name="ce13" office:value-type="string" calcext:value-type="string">
            <text:p><text:a xlink:href="https://www.aliexpress.com/item/20PCS-8MHZ-5032-2P-8M-Crystal-5-3-2-2-feet/32841969827.html?spm=2114.search0604.3.2.54956f0cTLDPgz&amp;ws_ab_test=searchweb0_0,searchweb201602_3_10152_10151_10065_10068_10344_10342_10343_10340_10341_10543_10696_10084_10083_10618_10307_10301_10059_308_100031_10103_10624_10623_10622_10621_10620,searchweb201603_2,ppcSwitch_5&amp;algo_expid=f2faf8e1-b7ce-4e34-a718-355e3362ede8-0&amp;algo_pvid=f2faf8e1-b7ce-4e34-a718-355e3362ede8&amp;priceBeautifyAB=0" xlink:type="simple">https://www.aliexpress.com/item/20PCS-8MHZ-5032-2P-8M-Crystal-5-3-2-2-feet/32841969827.html?spm=2114.search0604.3.2.54956f0cTLDPgz&amp;ws_ab_test=searchweb0_0,searchweb201602_3_10152_10151_10065_10068_10344_10342_10343_10340_10341_10543_10696_10084_10083_10618_10307_10301_10059_308_100031_10103_10624_10623_10622_10621_10620,searchweb201603_2,ppcSwitch_5&amp;algo_expid=f2faf8e1-b7ce-4e34-a718-355e3362ede8-0&amp;algo_pvid=f2faf8e1-b7ce-4e34-a718-355e3362ede8&amp;priceBeautifyAB=0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5" table:number-rows-spanned="1">
            <text:p>ИТОГО</text:p>
          </table:table-cell>
          <table:covered-table-cell table:number-columns-repeated="4"/>
          <table:table-cell table:style-name="ce12" table:formula="of:=SUM([.F25:.F37])" office:value-type="currency" office:currency="RUR" office:value="1095.24" calcext:value-type="currency">
            <text:p>р.1,095.24</text:p>
          </table:table-cell>
          <table:table-cell table:style-name="ce15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7" table:number-columns-spanned="7" table:number-rows-spanned="1"/>
          <table:covered-table-cell table:number-columns-repeated="6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7" table:number-rows-spanned="1">
            <text:p><text:s text:c="5"/>MeW Pro C (Сенсорный экран, кнопки, 168MHz, 1M Rom, 192K Ram) || ЦЕНА РОЗНИЦЫ</text:p>
          </table:table-cell>
          <table:covered-table-cell table:number-columns-repeated="6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Контроллер</text:p>
          </table:table-cell>
          <table:table-cell table:style-name="ce4" office:value-type="string" calcext:value-type="string">
            <text:p>STM32F407VGT6TR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582" calcext:value-type="currency">
            <text:p>р.582.00</text:p>
          </table:table-cell>
          <table:table-cell table:style-name="ce11" table:formula="of:=[.E41]*[.D41]" office:value-type="currency" office:currency="RUR" office:value="582" calcext:value-type="currency">
            <text:p>р.582.00</text:p>
          </table:table-cell>
          <table:table-cell table:style-name="ce13" office:value-type="string" calcext:value-type="string">
            <text:p><text:a xlink:href="https://www.electronshik.ru/item/ST/STM32F407VGT6TR" xlink:type="simple">https://www.electronshik.ru/item/ST/STM32F407VGT6TR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Дисплей с сенсором</text:p>
          </table:table-cell>
          <table:table-cell table:style-name="ce4" office:value-type="string" calcext:value-type="string">
            <text:p>ILI9341 2.4' SPI 18Pin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313.04" calcext:value-type="currency">
            <text:p>р.313.04</text:p>
          </table:table-cell>
          <table:table-cell table:style-name="ce11" table:formula="of:=[.E42]*[.D42]" office:value-type="currency" office:currency="RUR" office:value="313.04" calcext:value-type="currency">
            <text:p>р.313.04</text:p>
          </table:table-cell>
          <table:table-cell table:style-name="ce13" office:value-type="string" calcext:value-type="string">
            <text:p><text:a xlink:href="https://www.aliexpress.com/item/2-4-Inch-240-320-SPI-Serial-TFT-LCD-Module-Display-With-Touch-Panel-Screen-ILI9341/32721841375.html?spm=a2g0s.9042311.0.0.350c4c4dO6mv8V" xlink:type="simple">https://www.aliexpress.com/item/2-4-Inch-240-320-SPI-Serial-TFT-LCD-Module-Display-With-Touch-Panel-Screen-ILI9341/32721841375.html?spm=a2g0s.9042311.0.0.350c4c4dO6mv8V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Разьем карты памяти</text:p>
          </table:table-cell>
          <table:table-cell table:style-name="ce4" office:value-type="string" calcext:value-type="string">
            <text:p>NoNam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7.69" calcext:value-type="currency">
            <text:p>р.7.69</text:p>
          </table:table-cell>
          <table:table-cell table:style-name="ce11" table:formula="of:=[.E43]*[.D43]" office:value-type="currency" office:currency="RUR" office:value="7.69" calcext:value-type="currency">
            <text:p>р.7.69</text:p>
          </table:table-cell>
          <table:table-cell table:style-name="ce13" office:value-type="string" calcext:value-type="string">
            <text:p><text:a xlink:href="https://www.aliexpress.com/item/10Pcs-TransFlash-TF-Micro-Memory-SD-Card-Self-eject-Socket-Plug-Adapter/32699668571.html?spm=a2g0s.9042311.0.0.27424c4dxRPMSK" xlink:type="simple">https://www.aliexpress.com/item/10Pcs-TransFlash-TF-Micro-Memory-SD-Card-Self-eject-Socket-Plug-Adapter/32699668571.html?spm=a2g0s.9042311.0.0.27424c4dxRPMSK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icro USB Female Jack</text:p>
          </table:table-cell>
          <table:table-cell table:style-name="ce4" office:value-type="string" calcext:value-type="string">
            <text:p>NoNam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3.21" calcext:value-type="currency">
            <text:p>р.3.21</text:p>
          </table:table-cell>
          <table:table-cell table:style-name="ce11" table:formula="of:=[.E44]*[.D44]" office:value-type="currency" office:currency="RUR" office:value="3.21" calcext:value-type="currency">
            <text:p>р.3.21</text:p>
          </table:table-cell>
          <table:table-cell table:style-name="ce13" office:value-type="string" calcext:value-type="string">
            <text:p><text:a xlink:href="https://www.aliexpress.com/item/100PCS-Lot-Micro-USB-Female-Jack-Socket-Connector-SMT-5Pin-5P-Long-feet-Gold-Plated/32735317426.html?spm=a2g0s.9042311.0.0.350c4c4dO6mv8V" xlink:type="simple">https://www.aliexpress.com/item/100PCS-Lot-Micro-USB-Female-Jack-Socket-Connector-SMT-5Pin-5P-Long-feet-Gold-Plated/32735317426.html?spm=a2g0s.9042311.0.0.350c4c4dO6mv8V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Кнопки</text:p>
          </table:table-cell>
          <table:table-cell table:style-name="ce4" office:value-type="string" calcext:value-type="string">
            <text:p>2 x 4 x 3.5mm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currency" office:currency="RUR" office:value="5.13" calcext:value-type="currency">
            <text:p>р.5.13</text:p>
          </table:table-cell>
          <table:table-cell table:style-name="ce11" table:formula="of:=[.E45]*[.D45]" office:value-type="currency" office:currency="RUR" office:value="25.65" calcext:value-type="currency">
            <text:p>р.25.65</text:p>
          </table:table-cell>
          <table:table-cell table:style-name="ce13" office:value-type="string" calcext:value-type="string">
            <text:p><text:a xlink:href="https://www.aliexpress.com/item/50pcs-2-x-4-x-3-5mm-Tact-Tactile-Push-Button-Switch-SMD-Surface-Mount-Momentary/32700051430.html?spm=a2g0s.9042311.0.0.27424c4dxRPMSK" xlink:type="simple">https://www.aliexpress.com/item/50pcs-2-x-4-x-3-5mm-Tact-Tactile-Push-Button-Switch-SMD-Surface-Mount-Momentary/32700051430.html?spm=a2g0s.9042311.0.0.27424c4dxRPMSK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Транзистор полевой</text:p>
          </table:table-cell>
          <table:table-cell table:style-name="ce4" office:value-type="string" calcext:value-type="string">
            <text:p>2N7002K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2.57" calcext:value-type="currency">
            <text:p>р.2.57</text:p>
          </table:table-cell>
          <table:table-cell table:style-name="ce11" table:formula="of:=[.E46]*[.D46]" office:value-type="currency" office:currency="RUR" office:value="2.57" calcext:value-type="currency">
            <text:p>р.2.57</text:p>
          </table:table-cell>
          <table:table-cell table:style-name="ce13" office:value-type="string" calcext:value-type="string">
            <text:p><text:a xlink:href="https://www.aliexpress.com/item/Original-free-shipping-2N7002K-T1-E3-2N7002K-2N7002-SOT23-200PCS-LOT-in-Stock/32488438312.html?spm=2114.search0604.3.23.5a654b07RyoXtQ&amp;ws_ab_test=searchweb0_0,searchweb201602_3_10152_10151_10065_10068_10344_10342_10343_10340_10341_10543_10696_10084_10083_10618_10307_10301_10059_308_100031_10103_10624_10623_10622_10621_10620,searchweb201603_2,ppcSwitch_5&amp;algo_expid=a818f970-8ab3-4599-858b-ffd14491f850-3&amp;algo_pvid=a818f970-8ab3-4599-858b-ffd14491f850&amp;priceBeautifyAB=0" xlink:type="simple">https://www.aliexpress.com/item/Original-free-shipping-2N7002K-T1-E3-2N7002K-2N7002-SOT23-200PCS-LOT-in-Stock/32488438312.html?spm=2114.search0604.3.23.5a654b07RyoXtQ&amp;ws_ab_test=searchweb0_0,searchweb201602_3_10152_10151_10065_10068_10344_10342_10343_10340_10341_10543_10696_10084_10083_10618_10307_10301_10059_308_100031_10103_10624_10623_10622_10621_10620,searchweb201603_2,ppcSwitch_5&amp;algo_expid=a818f970-8ab3-4599-858b-ffd14491f850-3&amp;algo_pvid=a818f970-8ab3-4599-858b-ffd14491f850&amp;priceBeautifyAB=0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LDO</text:p>
          </table:table-cell>
          <table:table-cell table:style-name="ce4" office:value-type="string" calcext:value-type="string">
            <text:p>XC6206P332MR (уточнить)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.29" calcext:value-type="currency">
            <text:p>р.1.29</text:p>
          </table:table-cell>
          <table:table-cell table:style-name="ce11" table:formula="of:=[.E47]*[.D47]" office:value-type="currency" office:currency="RUR" office:value="1.29" calcext:value-type="currency">
            <text:p>р.1.29</text:p>
          </table:table-cell>
          <table:table-cell table:style-name="ce13" office:value-type="string" calcext:value-type="string">
            <text:p><text:a xlink:href="https://www.aliexpress.com/item/100pcs-XC6206P332MR-XC6206P332-SOT23-XC6206-SMD-662K-3-3V-0-5A-SOT23-3-Positive-Fixed-LDO/32845735747.html?spm=2114.search0604.3.1.c4462f4aP2NfEr&amp;s=p&amp;ws_ab_test=searchweb0_0,searchweb201602_3_10152_10151_10065_10068_10344_10342_10343_10340_10341_10543_10696_10084_10083_10618_10307_10301_10059_308_100031_10103_10624_10623_10622_10621_10620,searchweb201603_2,ppcSwitch_5&amp;algo_expid=77dd4783-f59b-4be4-90c2-1f3d81815e2d-0&amp;algo_pvid=77dd4783-f59b-4be4-90c2-1f3d81815e2d&amp;priceBeautifyAB=0" xlink:type="simple">https://www.aliexpress.com/item/100pcs-XC6206P332MR-XC6206P332-SOT23-XC6206-SMD-662K-3-3V-0-5A-SOT23-3-Positive-Fixed-LDO/32845735747.html?spm=2114.search0604.3.1.c4462f4aP2NfEr&amp;s=p&amp;ws_ab_test=searchweb0_0,searchweb201602_3_10152_10151_10065_10068_10344_10342_10343_10340_10341_10543_10696_10084_10083_10618_10307_10301_10059_308_100031_10103_10624_10623_10622_10621_10620,searchweb201603_2,ppcSwitch_5&amp;algo_expid=77dd4783-f59b-4be4-90c2-1f3d81815e2d-0&amp;algo_pvid=77dd4783-f59b-4be4-90c2-1f3d81815e2d&amp;priceBeautifyAB=0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Резисторы**</text:p>
          </table:table-cell>
          <table:table-cell table:style-name="ce4" office:value-type="string" calcext:value-type="string">
            <text:p>(уточнить)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currency" office:currency="RUR" office:value="0.65" calcext:value-type="currency">
            <text:p>р.0.65</text:p>
          </table:table-cell>
          <table:table-cell table:style-name="ce11" table:formula="of:=[.E48]*[.D48]" office:value-type="currency" office:currency="RUR" office:value="3.25" calcext:value-type="currency">
            <text:p>р.3.25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Конденсаторы**</text:p>
          </table:table-cell>
          <table:table-cell table:style-name="ce8" office:value-type="string" calcext:value-type="string">
            <text:p>(уточнить)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currency" office:currency="RUR" office:value="1.29" calcext:value-type="currency">
            <text:p>р.1.29</text:p>
          </table:table-cell>
          <table:table-cell table:style-name="ce11" table:formula="of:=[.E49]*[.D49]" office:value-type="currency" office:currency="RUR" office:value="6.45" calcext:value-type="currency">
            <text:p>р.6.45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Светодиоды**</text:p>
          </table:table-cell>
          <table:table-cell table:style-name="ce8" office:value-type="string" calcext:value-type="string">
            <text:p>(уточнить)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0.65" calcext:value-type="currency">
            <text:p>р.0.65</text:p>
          </table:table-cell>
          <table:table-cell table:style-name="ce11" table:formula="of:=[.E50]*[.D50]" office:value-type="currency" office:currency="RUR" office:value="0.65" calcext:value-type="currency">
            <text:p>р.0.65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Плата</text:p>
          </table:table-cell>
          <table:table-cell table:style-name="ce4" office:value-type="string" calcext:value-type="string">
            <text:p>NoNam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2.41" calcext:value-type="currency">
            <text:p>р.12.41</text:p>
          </table:table-cell>
          <table:table-cell table:style-name="ce11" table:formula="of:=[.E51]*[.D51]" office:value-type="currency" office:currency="RUR" office:value="12.41" calcext:value-type="currency">
            <text:p>р.12.41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Кварцевый резонатор</text:p>
          </table:table-cell>
          <table:table-cell table:style-name="ce4" office:value-type="string" calcext:value-type="string">
            <text:p>8MHZ 5032 2P 8M 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7.93" calcext:value-type="currency">
            <text:p>р.17.93</text:p>
          </table:table-cell>
          <table:table-cell table:style-name="ce11" table:formula="of:=[.E52]*[.D52]" office:value-type="currency" office:currency="RUR" office:value="17.93" calcext:value-type="currency">
            <text:p>р.17.93</text:p>
          </table:table-cell>
          <table:table-cell table:style-name="ce13" office:value-type="string" calcext:value-type="string">
            <text:p><text:a xlink:href="https://www.aliexpress.com/item/20PCS-8MHZ-5032-2P-8M-Crystal-5-3-2-2-feet/32841969827.html?spm=2114.search0604.3.2.54956f0cTLDPgz&amp;ws_ab_test=searchweb0_0,searchweb201602_3_10152_10151_10065_10068_10344_10342_10343_10340_10341_10543_10696_10084_10083_10618_10307_10301_10059_308_100031_10103_10624_10623_10622_10621_10620,searchweb201603_2,ppcSwitch_5&amp;algo_expid=f2faf8e1-b7ce-4e34-a718-355e3362ede8-0&amp;algo_pvid=f2faf8e1-b7ce-4e34-a718-355e3362ede8&amp;priceBeautifyAB=0" xlink:type="simple">https://www.aliexpress.com/item/20PCS-8MHZ-5032-2P-8M-Crystal-5-3-2-2-feet/32841969827.html?spm=2114.search0604.3.2.54956f0cTLDPgz&amp;ws_ab_test=searchweb0_0,searchweb201602_3_10152_10151_10065_10068_10344_10342_10343_10340_10341_10543_10696_10084_10083_10618_10307_10301_10059_308_100031_10103_10624_10623_10622_10621_10620,searchweb201603_2,ppcSwitch_5&amp;algo_expid=f2faf8e1-b7ce-4e34-a718-355e3362ede8-0&amp;algo_pvid=f2faf8e1-b7ce-4e34-a718-355e3362ede8&amp;priceBeautifyAB=0</text:a>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5" table:number-rows-spanned="1">
            <text:p>ИТОГО</text:p>
          </table:table-cell>
          <table:covered-table-cell table:number-columns-repeated="4"/>
          <table:table-cell table:style-name="ce12" table:formula="of:=SUM([.F41:.F52])" office:value-type="currency" office:currency="RUR" office:value="976.14" calcext:value-type="currency">
            <text:p>р.976.14</text:p>
          </table:table-cell>
          <table:table-cell table:style-name="ce15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6" table:number-columns-repeated="4"/>
          <table:table-cell table:style-name="ce11" table:number-columns-repeated="2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Компонент</text:p>
          </table:table-cell>
          <table:table-cell table:style-name="ce2" office:value-type="string" calcext:value-type="string">
            <text:p>Модель</text:p>
          </table:table-cell>
          <table:table-cell table:style-name="ce2" office:value-type="string" calcext:value-type="string">
            <text:p>Кол-во</text:p>
          </table:table-cell>
          <table:table-cell table:style-name="ce9" office:value-type="string" calcext:value-type="string">
            <text:p>Цена, шт.</text:p>
          </table:table-cell>
          <table:table-cell table:style-name="ce9" office:value-type="string" calcext:value-type="string">
            <text:p>Цена, всего</text:p>
          </table:table-cell>
          <table:table-cell table:style-name="ce2" office:value-type="string" calcext:value-type="string">
            <text:p>Ссылка на магазин</text:p>
          </table:table-cell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Компонент</text:p>
          </table:table-cell>
          <table:table-cell table:style-name="ce2" office:value-type="string" calcext:value-type="string">
            <text:p>Модель</text:p>
          </table:table-cell>
          <table:table-cell table:style-name="ce2" office:value-type="string" calcext:value-type="string">
            <text:p>Кол-во</text:p>
          </table:table-cell>
          <table:table-cell table:style-name="ce9" office:value-type="string" calcext:value-type="string">
            <text:p>Цена, шт.</text:p>
          </table:table-cell>
          <table:table-cell table:style-name="ce9" office:value-type="string" calcext:value-type="string">
            <text:p>Цена, всего</text:p>
          </table:table-cell>
          <table:table-cell table:style-name="ce2" office:value-type="string" calcext:value-type="string">
            <text:p>Ссылка на магазин</text:p>
          </table:table-cell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Компонент</text:p>
          </table:table-cell>
          <table:table-cell table:style-name="ce2" office:value-type="string" calcext:value-type="string">
            <text:p>Модель</text:p>
          </table:table-cell>
          <table:table-cell table:style-name="ce2" office:value-type="string" calcext:value-type="string">
            <text:p>Кол-во</text:p>
          </table:table-cell>
          <table:table-cell table:style-name="ce9" office:value-type="string" calcext:value-type="string">
            <text:p>Цена, шт.</text:p>
          </table:table-cell>
          <table:table-cell table:style-name="ce9" office:value-type="string" calcext:value-type="string">
            <text:p>Цена, всего</text:p>
          </table:table-cell>
          <table:table-cell table:style-name="ce2" office:value-type="string" calcext:value-type="string">
            <text:p>Ссылка на магазин</text:p>
          </table:table-cell>
          <table:table-cell table:style-name="ce6" table:number-columns-repeated="5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7" table:number-rows-spanned="1">
            <text:p><text:s text:c="5"/>MeW Pro A2 (Сенсорный экран, bluetooth, 180MHz, 1M Rom, 256K Ram, 128мб Flash) || ЦЕНА РОЗНИЦЫ</text:p>
          </table:table-cell>
          <table:covered-table-cell table:number-columns-repeated="6"/>
          <table:table-cell table:style-name="ce3" office:value-type="string" calcext:value-type="string" table:number-columns-spanned="7" table:number-rows-spanned="1">
            <text:p><text:s text:c="5"/>MeW Pro A (Сенсорный экран, кнопки, bluetooth, батарея, 180MHz, 1M Rom, 256K Ram) || ЦЕНА РОЗНИЦЫ</text:p>
          </table:table-cell>
          <table:covered-table-cell table:number-columns-repeated="6"/>
          <table:table-cell table:style-name="ce3" office:value-type="string" calcext:value-type="string" table:number-columns-spanned="7" table:number-rows-spanned="1">
            <text:p><text:s text:c="5"/>MeW Pro A (Сенсорный экран, кнопки, bluetooth, батарея, 180MHz, 1M Rom, 256K Ram) || ЦЕНА РОЗНИЦЫ</text:p>
          </table:table-cell>
          <table:covered-table-cell table:number-columns-repeated="6"/>
          <table:table-cell table:style-name="ce6" table:number-columns-repeated="5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Контроллер</text:p>
          </table:table-cell>
          <table:table-cell table:style-name="ce4" office:value-type="string" calcext:value-type="string">
            <text:p>STM32F437VGT6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050" calcext:value-type="currency">
            <text:p>р.1,050.00</text:p>
          </table:table-cell>
          <table:table-cell table:style-name="ce11" table:formula="of:=[.E57]*[.D57]" office:value-type="currency" office:currency="RUR" office:value="1050" calcext:value-type="currency">
            <text:p>р.1,050.00</text:p>
          </table:table-cell>
          <table:table-cell table:style-name="ce13" office:value-type="string" calcext:value-type="string">
            <text:p><text:a xlink:href="https://www.electronshik.ru/item/ST/STM32F437VGT6" xlink:type="simple">https://www.electronshik.ru/item/ST/STM32F437VGT6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Контроллер</text:p>
          </table:table-cell>
          <table:table-cell table:style-name="ce4" office:value-type="string" calcext:value-type="string">
            <text:p>STM32F437VGT6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050" calcext:value-type="currency">
            <text:p>р.1,050.00</text:p>
          </table:table-cell>
          <table:table-cell table:style-name="ce11" table:formula="of:=[.L57]*[.K57]" office:value-type="currency" office:currency="RUR" office:value="1050" calcext:value-type="currency">
            <text:p>р.1,050.00</text:p>
          </table:table-cell>
          <table:table-cell table:style-name="ce13" office:value-type="string" calcext:value-type="string">
            <text:p><text:a xlink:href="https://www.electronshik.ru/item/ST/STM32F437VGT6" xlink:type="simple">https://www.electronshik.ru/item/ST/STM32F437VGT6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Контроллер</text:p>
          </table:table-cell>
          <table:table-cell table:style-name="ce4" office:value-type="string" calcext:value-type="string">
            <text:p>STM32F437VGT6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050" calcext:value-type="currency">
            <text:p>р.1,050.00</text:p>
          </table:table-cell>
          <table:table-cell table:style-name="ce11" table:formula="of:=[.S57]*[.R57]" office:value-type="currency" office:currency="RUR" office:value="1050" calcext:value-type="currency">
            <text:p>р.1,050.00</text:p>
          </table:table-cell>
          <table:table-cell table:style-name="ce13" office:value-type="string" calcext:value-type="string">
            <text:p><text:a xlink:href="https://www.electronshik.ru/item/ST/STM32F437VGT6" xlink:type="simple">https://www.electronshik.ru/item/ST/STM32F437VGT6</text:a></text:p>
          </table:table-cell>
          <table:table-cell table:style-name="ce6" table:number-columns-repeated="5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Дисплей с сенсором</text:p>
          </table:table-cell>
          <table:table-cell table:style-name="ce4" office:value-type="string" calcext:value-type="string">
            <text:p>ILI9341 2.4' SPI 18Pin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313.04" calcext:value-type="currency">
            <text:p>р.313.04</text:p>
          </table:table-cell>
          <table:table-cell table:style-name="ce11" table:formula="of:=[.E58]*[.D58]" office:value-type="currency" office:currency="RUR" office:value="313.04" calcext:value-type="currency">
            <text:p>р.313.04</text:p>
          </table:table-cell>
          <table:table-cell table:style-name="ce13" office:value-type="string" calcext:value-type="string">
            <text:p><text:a xlink:href="https://www.aliexpress.com/item/2-4-Inch-240-320-SPI-Serial-TFT-LCD-Module-Display-With-Touch-Panel-Screen-ILI9341/32721841375.html?spm=a2g0s.9042311.0.0.350c4c4dO6mv8V" xlink:type="simple">https://www.aliexpress.com/item/2-4-Inch-240-320-SPI-Serial-TFT-LCD-Module-Display-With-Touch-Panel-Screen-ILI9341/32721841375.html?spm=a2g0s.9042311.0.0.350c4c4dO6mv8V</text:a>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Дисплей с сенсором</text:p>
          </table:table-cell>
          <table:table-cell table:style-name="ce4" office:value-type="string" calcext:value-type="string">
            <text:p>ILI9341 2.4' SPI 18Pin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313.04" calcext:value-type="currency">
            <text:p>р.313.04</text:p>
          </table:table-cell>
          <table:table-cell table:style-name="ce11" table:formula="of:=[.L58]*[.K58]" office:value-type="currency" office:currency="RUR" office:value="313.04" calcext:value-type="currency">
            <text:p>р.313.04</text:p>
          </table:table-cell>
          <table:table-cell table:style-name="ce13" office:value-type="string" calcext:value-type="string">
            <text:p><text:a xlink:href="https://www.aliexpress.com/item/2-4-Inch-240-320-SPI-Serial-TFT-LCD-Module-Display-With-Touch-Panel-Screen-ILI9341/32721841375.html?spm=a2g0s.9042311.0.0.350c4c4dO6mv8V" xlink:type="simple">https://www.aliexpress.com/item/2-4-Inch-240-320-SPI-Serial-TFT-LCD-Module-Display-With-Touch-Panel-Screen-ILI9341/32721841375.html?spm=a2g0s.9042311.0.0.350c4c4dO6mv8V</text:a>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Дисплей с сенсором</text:p>
          </table:table-cell>
          <table:table-cell table:style-name="ce4" office:value-type="string" calcext:value-type="string">
            <text:p>ILI9341 2.4' SPI 18Pin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313.04" calcext:value-type="currency">
            <text:p>р.313.04</text:p>
          </table:table-cell>
          <table:table-cell table:style-name="ce11" table:formula="of:=[.S58]*[.R58]" office:value-type="currency" office:currency="RUR" office:value="313.04" calcext:value-type="currency">
            <text:p>р.313.04</text:p>
          </table:table-cell>
          <table:table-cell table:style-name="ce13" office:value-type="string" calcext:value-type="string">
            <text:p><text:a xlink:href="https://www.aliexpress.com/item/2-4-Inch-240-320-SPI-Serial-TFT-LCD-Module-Display-With-Touch-Panel-Screen-ILI9341/32721841375.html?spm=a2g0s.9042311.0.0.350c4c4dO6mv8V" xlink:type="simple">https://www.aliexpress.com/item/2-4-Inch-240-320-SPI-Serial-TFT-LCD-Module-Display-With-Touch-Panel-Screen-ILI9341/32721841375.html?spm=a2g0s.9042311.0.0.350c4c4dO6mv8V</text:a></text:p>
          </table:table-cell>
          <table:table-cell table:style-name="ce6" table:number-columns-repeated="5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luetooth</text:p>
          </table:table-cell>
          <table:table-cell table:style-name="ce4" office:value-type="string" calcext:value-type="string">
            <text:p>JDY-0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12" calcext:value-type="currency">
            <text:p>р.112.00</text:p>
          </table:table-cell>
          <table:table-cell table:style-name="ce11" table:formula="of:=[.E59]*[.D59]" office:value-type="currency" office:currency="RUR" office:value="112" calcext:value-type="currency">
            <text:p>р.112.00</text:p>
          </table:table-cell>
          <table:table-cell table:style-name="ce13" office:value-type="string" calcext:value-type="string">
            <text:p><text:a xlink:href="https://www.aliexpress.com/item/10-pcs-JDY-08-BLE-Bluetooth-4-0-Uart-Transceiver-Module-CC2541-Central-Switching-Wireless-Module/32779065707.html?spm=a2g0s.9042311.0.0.350c4c4dO6mv8V" xlink:type="simple">https://www.aliexpress.com/item/10-pcs-JDY-08-BLE-Bluetooth-4-0-Uart-Transceiver-Module-CC2541-Central-Switching-Wireless-Module/32779065707.html?spm=a2g0s.9042311.0.0.350c4c4dO6mv8V</text:a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luetooth</text:p>
          </table:table-cell>
          <table:table-cell table:style-name="ce4" office:value-type="string" calcext:value-type="string">
            <text:p>JDY-0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12" calcext:value-type="currency">
            <text:p>р.112.00</text:p>
          </table:table-cell>
          <table:table-cell table:style-name="ce11" table:formula="of:=[.L59]*[.K59]" office:value-type="currency" office:currency="RUR" office:value="112" calcext:value-type="currency">
            <text:p>р.112.00</text:p>
          </table:table-cell>
          <table:table-cell table:style-name="ce13" office:value-type="string" calcext:value-type="string">
            <text:p><text:a xlink:href="https://www.aliexpress.com/item/10-pcs-JDY-08-BLE-Bluetooth-4-0-Uart-Transceiver-Module-CC2541-Central-Switching-Wireless-Module/32779065707.html?spm=a2g0s.9042311.0.0.350c4c4dO6mv8V" xlink:type="simple">https://www.aliexpress.com/item/10-pcs-JDY-08-BLE-Bluetooth-4-0-Uart-Transceiver-Module-CC2541-Central-Switching-Wireless-Module/32779065707.html?spm=a2g0s.9042311.0.0.350c4c4dO6mv8V</text:a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luetooth</text:p>
          </table:table-cell>
          <table:table-cell table:style-name="ce4" office:value-type="string" calcext:value-type="string">
            <text:p>JDY-0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12" calcext:value-type="currency">
            <text:p>р.112.00</text:p>
          </table:table-cell>
          <table:table-cell table:style-name="ce11" table:formula="of:=[.S59]*[.R59]" office:value-type="currency" office:currency="RUR" office:value="112" calcext:value-type="currency">
            <text:p>р.112.00</text:p>
          </table:table-cell>
          <table:table-cell table:style-name="ce13" office:value-type="string" calcext:value-type="string">
            <text:p><text:a xlink:href="https://www.aliexpress.com/item/10-pcs-JDY-08-BLE-Bluetooth-4-0-Uart-Transceiver-Module-CC2541-Central-Switching-Wireless-Module/32779065707.html?spm=a2g0s.9042311.0.0.350c4c4dO6mv8V" xlink:type="simple">https://www.aliexpress.com/item/10-pcs-JDY-08-BLE-Bluetooth-4-0-Uart-Transceiver-Module-CC2541-Central-Switching-Wireless-Module/32779065707.html?spm=a2g0s.9042311.0.0.350c4c4dO6mv8V</text:a></text:p>
          </table:table-cell>
          <table:table-cell table:style-name="ce6" table:number-columns-repeated="5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icro USB Female Jack</text:p>
          </table:table-cell>
          <table:table-cell table:style-name="ce4" office:value-type="string" calcext:value-type="string">
            <text:p>NoNam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3.21" calcext:value-type="currency">
            <text:p>р.3.21</text:p>
          </table:table-cell>
          <table:table-cell table:style-name="ce11" table:formula="of:=[.E60]*[.D60]" office:value-type="currency" office:currency="RUR" office:value="3.21" calcext:value-type="currency">
            <text:p>р.3.21</text:p>
          </table:table-cell>
          <table:table-cell table:style-name="ce13" office:value-type="string" calcext:value-type="string">
            <text:p><text:a xlink:href="https://www.aliexpress.com/item/100PCS-Lot-Micro-USB-Female-Jack-Socket-Connector-SMT-5Pin-5P-Long-feet-Gold-Plated/32735317426.html?spm=a2g0s.9042311.0.0.350c4c4dO6mv8V" xlink:type="simple">https://www.aliexpress.com/item/100PCS-Lot-Micro-USB-Female-Jack-Socket-Connector-SMT-5Pin-5P-Long-feet-Gold-Plated/32735317426.html?spm=a2g0s.9042311.0.0.350c4c4dO6mv8V</text:a>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icro USB Female Jack</text:p>
          </table:table-cell>
          <table:table-cell table:style-name="ce4" office:value-type="string" calcext:value-type="string">
            <text:p>NoNam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3.21" calcext:value-type="currency">
            <text:p>р.3.21</text:p>
          </table:table-cell>
          <table:table-cell table:style-name="ce11" table:formula="of:=[.L60]*[.K60]" office:value-type="currency" office:currency="RUR" office:value="3.21" calcext:value-type="currency">
            <text:p>р.3.21</text:p>
          </table:table-cell>
          <table:table-cell table:style-name="ce13" office:value-type="string" calcext:value-type="string">
            <text:p><text:a xlink:href="https://www.aliexpress.com/item/100PCS-Lot-Micro-USB-Female-Jack-Socket-Connector-SMT-5Pin-5P-Long-feet-Gold-Plated/32735317426.html?spm=a2g0s.9042311.0.0.350c4c4dO6mv8V" xlink:type="simple">https://www.aliexpress.com/item/100PCS-Lot-Micro-USB-Female-Jack-Socket-Connector-SMT-5Pin-5P-Long-feet-Gold-Plated/32735317426.html?spm=a2g0s.9042311.0.0.350c4c4dO6mv8V</text:a>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icro USB Female Jack</text:p>
          </table:table-cell>
          <table:table-cell table:style-name="ce4" office:value-type="string" calcext:value-type="string">
            <text:p>NoNam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3.21" calcext:value-type="currency">
            <text:p>р.3.21</text:p>
          </table:table-cell>
          <table:table-cell table:style-name="ce11" table:formula="of:=[.S60]*[.R60]" office:value-type="currency" office:currency="RUR" office:value="3.21" calcext:value-type="currency">
            <text:p>р.3.21</text:p>
          </table:table-cell>
          <table:table-cell table:style-name="ce13" office:value-type="string" calcext:value-type="string">
            <text:p><text:a xlink:href="https://www.aliexpress.com/item/100PCS-Lot-Micro-USB-Female-Jack-Socket-Connector-SMT-5Pin-5P-Long-feet-Gold-Plated/32735317426.html?spm=a2g0s.9042311.0.0.350c4c4dO6mv8V" xlink:type="simple">https://www.aliexpress.com/item/100PCS-Lot-Micro-USB-Female-Jack-Socket-Connector-SMT-5Pin-5P-Long-feet-Gold-Plated/32735317426.html?spm=a2g0s.9042311.0.0.350c4c4dO6mv8V</text:a></text:p>
          </table:table-cell>
          <table:table-cell table:style-name="ce6" table:number-columns-repeated="5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Транзистор полевой</text:p>
          </table:table-cell>
          <table:table-cell table:style-name="ce4" office:value-type="string" calcext:value-type="string">
            <text:p>2N7002K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currency" office:currency="RUR" office:value="2.57" calcext:value-type="currency">
            <text:p>р.2.57</text:p>
          </table:table-cell>
          <table:table-cell table:style-name="ce11" table:formula="of:=[.E61]*[.D61]" office:value-type="currency" office:currency="RUR" office:value="5.14" calcext:value-type="currency">
            <text:p>р.5.14</text:p>
          </table:table-cell>
          <table:table-cell table:style-name="ce13" office:value-type="string" calcext:value-type="string">
            <text:p><text:a xlink:href="https://www.aliexpress.com/item/Original-free-shipping-2N7002K-T1-E3-2N7002K-2N7002-SOT23-200PCS-LOT-in-Stock/32488438312.html?spm=2114.search0604.3.23.5a654b07RyoXtQ&amp;ws_ab_test=searchweb0_0,searchweb201602_3_10152_10151_10065_10068_10344_10342_10343_10340_10341_10543_10696_10084_10083_10618_10307_10301_10059_308_100031_10103_10624_10623_10622_10621_10620,searchweb201603_2,ppcSwitch_5&amp;algo_expid=a818f970-8ab3-4599-858b-ffd14491f850-3&amp;algo_pvid=a818f970-8ab3-4599-858b-ffd14491f850&amp;priceBeautifyAB=0" xlink:type="simple">https://www.aliexpress.com/item/Original-free-shipping-2N7002K-T1-E3-2N7002K-2N7002-SOT23-200PCS-LOT-in-Stock/32488438312.html?spm=2114.search0604.3.23.5a654b07RyoXtQ&amp;ws_ab_test=searchweb0_0,searchweb201602_3_10152_10151_10065_10068_10344_10342_10343_10340_10341_10543_10696_10084_10083_10618_10307_10301_10059_308_100031_10103_10624_10623_10622_10621_10620,searchweb201603_2,ppcSwitch_5&amp;algo_expid=a818f970-8ab3-4599-858b-ffd14491f850-3&amp;algo_pvid=a818f970-8ab3-4599-858b-ffd14491f850&amp;priceBeautifyAB=0</text:a>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Транзистор полевой</text:p>
          </table:table-cell>
          <table:table-cell table:style-name="ce4" office:value-type="string" calcext:value-type="string">
            <text:p>2N7002K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currency" office:currency="RUR" office:value="2.57" calcext:value-type="currency">
            <text:p>р.2.57</text:p>
          </table:table-cell>
          <table:table-cell table:style-name="ce11" table:formula="of:=[.L61]*[.K61]" office:value-type="currency" office:currency="RUR" office:value="5.14" calcext:value-type="currency">
            <text:p>р.5.14</text:p>
          </table:table-cell>
          <table:table-cell table:style-name="ce13" office:value-type="string" calcext:value-type="string">
            <text:p><text:a xlink:href="https://www.aliexpress.com/item/Original-free-shipping-2N7002K-T1-E3-2N7002K-2N7002-SOT23-200PCS-LOT-in-Stock/32488438312.html?spm=2114.search0604.3.23.5a654b07RyoXtQ&amp;ws_ab_test=searchweb0_0,searchweb201602_3_10152_10151_10065_10068_10344_10342_10343_10340_10341_10543_10696_10084_10083_10618_10307_10301_10059_308_100031_10103_10624_10623_10622_10621_10620,searchweb201603_2,ppcSwitch_5&amp;algo_expid=a818f970-8ab3-4599-858b-ffd14491f850-3&amp;algo_pvid=a818f970-8ab3-4599-858b-ffd14491f850&amp;priceBeautifyAB=0" xlink:type="simple">https://www.aliexpress.com/item/Original-free-shipping-2N7002K-T1-E3-2N7002K-2N7002-SOT23-200PCS-LOT-in-Stock/32488438312.html?spm=2114.search0604.3.23.5a654b07RyoXtQ&amp;ws_ab_test=searchweb0_0,searchweb201602_3_10152_10151_10065_10068_10344_10342_10343_10340_10341_10543_10696_10084_10083_10618_10307_10301_10059_308_100031_10103_10624_10623_10622_10621_10620,searchweb201603_2,ppcSwitch_5&amp;algo_expid=a818f970-8ab3-4599-858b-ffd14491f850-3&amp;algo_pvid=a818f970-8ab3-4599-858b-ffd14491f850&amp;priceBeautifyAB=0</text:a>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Транзистор полевой</text:p>
          </table:table-cell>
          <table:table-cell table:style-name="ce4" office:value-type="string" calcext:value-type="string">
            <text:p>2N7002K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currency" office:currency="RUR" office:value="2.57" calcext:value-type="currency">
            <text:p>р.2.57</text:p>
          </table:table-cell>
          <table:table-cell table:style-name="ce11" table:formula="of:=[.S61]*[.R61]" office:value-type="currency" office:currency="RUR" office:value="5.14" calcext:value-type="currency">
            <text:p>р.5.14</text:p>
          </table:table-cell>
          <table:table-cell table:style-name="ce13" office:value-type="string" calcext:value-type="string">
            <text:p><text:a xlink:href="https://www.aliexpress.com/item/Original-free-shipping-2N7002K-T1-E3-2N7002K-2N7002-SOT23-200PCS-LOT-in-Stock/32488438312.html?spm=2114.search0604.3.23.5a654b07RyoXtQ&amp;ws_ab_test=searchweb0_0,searchweb201602_3_10152_10151_10065_10068_10344_10342_10343_10340_10341_10543_10696_10084_10083_10618_10307_10301_10059_308_100031_10103_10624_10623_10622_10621_10620,searchweb201603_2,ppcSwitch_5&amp;algo_expid=a818f970-8ab3-4599-858b-ffd14491f850-3&amp;algo_pvid=a818f970-8ab3-4599-858b-ffd14491f850&amp;priceBeautifyAB=0" xlink:type="simple">https://www.aliexpress.com/item/Original-free-shipping-2N7002K-T1-E3-2N7002K-2N7002-SOT23-200PCS-LOT-in-Stock/32488438312.html?spm=2114.search0604.3.23.5a654b07RyoXtQ&amp;ws_ab_test=searchweb0_0,searchweb201602_3_10152_10151_10065_10068_10344_10342_10343_10340_10341_10543_10696_10084_10083_10618_10307_10301_10059_308_100031_10103_10624_10623_10622_10621_10620,searchweb201603_2,ppcSwitch_5&amp;algo_expid=a818f970-8ab3-4599-858b-ffd14491f850-3&amp;algo_pvid=a818f970-8ab3-4599-858b-ffd14491f850&amp;priceBeautifyAB=0</text:a></text:p>
          </table:table-cell>
          <table:table-cell table:style-name="ce6" table:number-columns-repeated="5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DO</text:p>
          </table:table-cell>
          <table:table-cell table:style-name="ce4" office:value-type="string" calcext:value-type="string">
            <text:p>AMS11133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7.29" calcext:value-type="currency">
            <text:p>р.7.29</text:p>
          </table:table-cell>
          <table:table-cell table:style-name="ce11" table:formula="of:=[.E62]*[.D62]" office:value-type="currency" office:currency="RUR" office:value="7.29" calcext:value-type="currency">
            <text:p>р.7.29</text:p>
          </table:table-cell>
          <table:table-cell table:style-name="ce14"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DO</text:p>
          </table:table-cell>
          <table:table-cell table:style-name="ce4" office:value-type="string" calcext:value-type="string">
            <text:p>XC6206P332MR (уточнить)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.29" calcext:value-type="currency">
            <text:p>р.1.29</text:p>
          </table:table-cell>
          <table:table-cell table:style-name="ce11" table:formula="of:=[.L62]*[.K62]" office:value-type="currency" office:currency="RUR" office:value="1.29" calcext:value-type="currency">
            <text:p>р.1.29</text:p>
          </table:table-cell>
          <table:table-cell table:style-name="ce13" office:value-type="string" calcext:value-type="string">
            <text:p><text:a xlink:href="https://www.aliexpress.com/item/100pcs-XC6206P332MR-XC6206P332-SOT23-XC6206-SMD-662K-3-3V-0-5A-SOT23-3-Positive-Fixed-LDO/32845735747.html?spm=2114.search0604.3.1.c4462f4aP2NfEr&amp;s=p&amp;ws_ab_test=searchweb0_0,searchweb201602_3_10152_10151_10065_10068_10344_10342_10343_10340_10341_10543_10696_10084_10083_10618_10307_10301_10059_308_100031_10103_10624_10623_10622_10621_10620,searchweb201603_2,ppcSwitch_5&amp;algo_expid=77dd4783-f59b-4be4-90c2-1f3d81815e2d-0&amp;algo_pvid=77dd4783-f59b-4be4-90c2-1f3d81815e2d&amp;priceBeautifyAB=0" xlink:type="simple">https://www.aliexpress.com/item/100pcs-XC6206P332MR-XC6206P332-SOT23-XC6206-SMD-662K-3-3V-0-5A-SOT23-3-Positive-Fixed-LDO/32845735747.html?spm=2114.search0604.3.1.c4462f4aP2NfEr&amp;s=p&amp;ws_ab_test=searchweb0_0,searchweb201602_3_10152_10151_10065_10068_10344_10342_10343_10340_10341_10543_10696_10084_10083_10618_10307_10301_10059_308_100031_10103_10624_10623_10622_10621_10620,searchweb201603_2,ppcSwitch_5&amp;algo_expid=77dd4783-f59b-4be4-90c2-1f3d81815e2d-0&amp;algo_pvid=77dd4783-f59b-4be4-90c2-1f3d81815e2d&amp;priceBeautifyAB=0</text:a>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DO</text:p>
          </table:table-cell>
          <table:table-cell table:style-name="ce4" office:value-type="string" calcext:value-type="string">
            <text:p>XC6206P332MR (уточнить)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.29" calcext:value-type="currency">
            <text:p>р.1.29</text:p>
          </table:table-cell>
          <table:table-cell table:style-name="ce11" table:formula="of:=[.S62]*[.R62]" office:value-type="currency" office:currency="RUR" office:value="1.29" calcext:value-type="currency">
            <text:p>р.1.29</text:p>
          </table:table-cell>
          <table:table-cell table:style-name="ce13" office:value-type="string" calcext:value-type="string">
            <text:p><text:a xlink:href="https://www.aliexpress.com/item/100pcs-XC6206P332MR-XC6206P332-SOT23-XC6206-SMD-662K-3-3V-0-5A-SOT23-3-Positive-Fixed-LDO/32845735747.html?spm=2114.search0604.3.1.c4462f4aP2NfEr&amp;s=p&amp;ws_ab_test=searchweb0_0,searchweb201602_3_10152_10151_10065_10068_10344_10342_10343_10340_10341_10543_10696_10084_10083_10618_10307_10301_10059_308_100031_10103_10624_10623_10622_10621_10620,searchweb201603_2,ppcSwitch_5&amp;algo_expid=77dd4783-f59b-4be4-90c2-1f3d81815e2d-0&amp;algo_pvid=77dd4783-f59b-4be4-90c2-1f3d81815e2d&amp;priceBeautifyAB=0" xlink:type="simple">https://www.aliexpress.com/item/100pcs-XC6206P332MR-XC6206P332-SOT23-XC6206-SMD-662K-3-3V-0-5A-SOT23-3-Positive-Fixed-LDO/32845735747.html?spm=2114.search0604.3.1.c4462f4aP2NfEr&amp;s=p&amp;ws_ab_test=searchweb0_0,searchweb201602_3_10152_10151_10065_10068_10344_10342_10343_10340_10341_10543_10696_10084_10083_10618_10307_10301_10059_308_100031_10103_10624_10623_10622_10621_10620,searchweb201603_2,ppcSwitch_5&amp;algo_expid=77dd4783-f59b-4be4-90c2-1f3d81815e2d-0&amp;algo_pvid=77dd4783-f59b-4be4-90c2-1f3d81815e2d&amp;priceBeautifyAB=0</text:a></text:p>
          </table:table-cell>
          <table:table-cell table:style-name="ce6" table:number-columns-repeated="5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Резисторы**</text:p>
          </table:table-cell>
          <table:table-cell table:style-name="ce4" office:value-type="string" calcext:value-type="string">
            <text:p>(уточнить)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currency" office:currency="RUR" office:value="0.65" calcext:value-type="currency">
            <text:p>р.0.65</text:p>
          </table:table-cell>
          <table:table-cell table:style-name="ce11" table:formula="of:=[.E63]*[.D63]" office:value-type="currency" office:currency="RUR" office:value="6.5" calcext:value-type="currency">
            <text:p>р.6.50</text:p>
          </table:table-cell>
          <table:table-cell table:style-name="ce14" office:value-type="string" calcext:value-type="string">
            <text:p>нет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Резисторы**</text:p>
          </table:table-cell>
          <table:table-cell table:style-name="ce4" office:value-type="string" calcext:value-type="string">
            <text:p>(уточнить)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currency" office:currency="RUR" office:value="0.65" calcext:value-type="currency">
            <text:p>р.0.65</text:p>
          </table:table-cell>
          <table:table-cell table:style-name="ce11" table:formula="of:=[.L63]*[.K63]" office:value-type="currency" office:currency="RUR" office:value="6.5" calcext:value-type="currency">
            <text:p>р.6.50</text:p>
          </table:table-cell>
          <table:table-cell table:style-name="ce14" office:value-type="string" calcext:value-type="string">
            <text:p>нет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Резисторы**</text:p>
          </table:table-cell>
          <table:table-cell table:style-name="ce4" office:value-type="string" calcext:value-type="string">
            <text:p>(уточнить)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currency" office:currency="RUR" office:value="0.65" calcext:value-type="currency">
            <text:p>р.0.65</text:p>
          </table:table-cell>
          <table:table-cell table:style-name="ce11" table:formula="of:=[.S63]*[.R63]" office:value-type="currency" office:currency="RUR" office:value="6.5" calcext:value-type="currency">
            <text:p>р.6.50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5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Конденсаторы**</text:p>
          </table:table-cell>
          <table:table-cell table:style-name="ce8" office:value-type="string" calcext:value-type="string">
            <text:p>(уточнить)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currency" office:currency="RUR" office:value="1.29" calcext:value-type="currency">
            <text:p>р.1.29</text:p>
          </table:table-cell>
          <table:table-cell table:style-name="ce11" table:formula="of:=[.E64]*[.D64]" office:value-type="currency" office:currency="RUR" office:value="12.9" calcext:value-type="currency">
            <text:p>р.12.90</text:p>
          </table:table-cell>
          <table:table-cell table:style-name="ce14" office:value-type="string" calcext:value-type="string">
            <text:p>нет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Конденсаторы**</text:p>
          </table:table-cell>
          <table:table-cell table:style-name="ce8" office:value-type="string" calcext:value-type="string">
            <text:p>(уточнить)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currency" office:currency="RUR" office:value="1.29" calcext:value-type="currency">
            <text:p>р.1.29</text:p>
          </table:table-cell>
          <table:table-cell table:style-name="ce11" table:formula="of:=[.L64]*[.K64]" office:value-type="currency" office:currency="RUR" office:value="12.9" calcext:value-type="currency">
            <text:p>р.12.90</text:p>
          </table:table-cell>
          <table:table-cell table:style-name="ce14" office:value-type="string" calcext:value-type="string">
            <text:p>нет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Конденсаторы**</text:p>
          </table:table-cell>
          <table:table-cell table:style-name="ce8" office:value-type="string" calcext:value-type="string">
            <text:p>(уточнить)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currency" office:currency="RUR" office:value="1.29" calcext:value-type="currency">
            <text:p>р.1.29</text:p>
          </table:table-cell>
          <table:table-cell table:style-name="ce11" table:formula="of:=[.S64]*[.R64]" office:value-type="currency" office:currency="RUR" office:value="12.9" calcext:value-type="currency">
            <text:p>р.12.90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5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Светодиоды**</text:p>
          </table:table-cell>
          <table:table-cell table:style-name="ce8" office:value-type="string" calcext:value-type="string">
            <text:p>(уточнить)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currency" office:currency="RUR" office:value="0.65" calcext:value-type="currency">
            <text:p>р.0.65</text:p>
          </table:table-cell>
          <table:table-cell table:style-name="ce11" table:formula="of:=[.E65]*[.D65]" office:value-type="currency" office:currency="RUR" office:value="2.6" calcext:value-type="currency">
            <text:p>р.2.60</text:p>
          </table:table-cell>
          <table:table-cell table:style-name="ce14" office:value-type="string" calcext:value-type="string">
            <text:p>нет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Светодиоды**</text:p>
          </table:table-cell>
          <table:table-cell table:style-name="ce8" office:value-type="string" calcext:value-type="string">
            <text:p>(уточнить)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currency" office:currency="RUR" office:value="0.65" calcext:value-type="currency">
            <text:p>р.0.65</text:p>
          </table:table-cell>
          <table:table-cell table:style-name="ce11" table:formula="of:=[.L65]*[.K65]" office:value-type="currency" office:currency="RUR" office:value="2.6" calcext:value-type="currency">
            <text:p>р.2.60</text:p>
          </table:table-cell>
          <table:table-cell table:style-name="ce14" office:value-type="string" calcext:value-type="string">
            <text:p>нет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Светодиоды**</text:p>
          </table:table-cell>
          <table:table-cell table:style-name="ce8" office:value-type="string" calcext:value-type="string">
            <text:p>(уточнить)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currency" office:currency="RUR" office:value="0.65" calcext:value-type="currency">
            <text:p>р.0.65</text:p>
          </table:table-cell>
          <table:table-cell table:style-name="ce11" table:formula="of:=[.S65]*[.R65]" office:value-type="currency" office:currency="RUR" office:value="2.6" calcext:value-type="currency">
            <text:p>р.2.60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5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Плата</text:p>
          </table:table-cell>
          <table:table-cell table:style-name="ce4" office:value-type="string" calcext:value-type="string">
            <text:p>NoNam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2.41" calcext:value-type="currency">
            <text:p>р.12.41</text:p>
          </table:table-cell>
          <table:table-cell table:style-name="ce11" table:formula="of:=[.E66]*[.D66]" office:value-type="currency" office:currency="RUR" office:value="12.41" calcext:value-type="currency">
            <text:p>р.12.41</text:p>
          </table:table-cell>
          <table:table-cell table:style-name="ce14" office:value-type="string" calcext:value-type="string">
            <text:p>нет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Плата</text:p>
          </table:table-cell>
          <table:table-cell table:style-name="ce4" office:value-type="string" calcext:value-type="string">
            <text:p>NoNam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2.41" calcext:value-type="currency">
            <text:p>р.12.41</text:p>
          </table:table-cell>
          <table:table-cell table:style-name="ce11" table:formula="of:=[.L66]*[.K66]" office:value-type="currency" office:currency="RUR" office:value="12.41" calcext:value-type="currency">
            <text:p>р.12.41</text:p>
          </table:table-cell>
          <table:table-cell table:style-name="ce14" office:value-type="string" calcext:value-type="string">
            <text:p>нет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Плата</text:p>
          </table:table-cell>
          <table:table-cell table:style-name="ce4" office:value-type="string" calcext:value-type="string">
            <text:p>NoNam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2.41" calcext:value-type="currency">
            <text:p>р.12.41</text:p>
          </table:table-cell>
          <table:table-cell table:style-name="ce11" table:formula="of:=[.S66]*[.R66]" office:value-type="currency" office:currency="RUR" office:value="12.41" calcext:value-type="currency">
            <text:p>р.12.41</text:p>
          </table:table-cell>
          <table:table-cell table:style-name="ce14" office:value-type="string" calcext:value-type="string">
            <text:p>нет</text:p>
          </table:table-cell>
          <table:table-cell table:style-name="ce6" table:number-columns-repeated="5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Кварцевый резонатор</text:p>
          </table:table-cell>
          <table:table-cell table:style-name="ce4" office:value-type="string" calcext:value-type="string">
            <text:p>8MHZ 5032 2P 8M 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7.93" calcext:value-type="currency">
            <text:p>р.17.93</text:p>
          </table:table-cell>
          <table:table-cell table:style-name="ce11" table:formula="of:=[.E67]*[.D67]" office:value-type="currency" office:currency="RUR" office:value="17.93" calcext:value-type="currency">
            <text:p>р.17.93</text:p>
          </table:table-cell>
          <table:table-cell table:style-name="ce13" office:value-type="string" calcext:value-type="string">
            <text:p><text:a xlink:href="https://www.aliexpress.com/item/20PCS-8MHZ-5032-2P-8M-Crystal-5-3-2-2-feet/32841969827.html?spm=2114.search0604.3.2.54956f0cTLDPgz&amp;ws_ab_test=searchweb0_0,searchweb201602_3_10152_10151_10065_10068_10344_10342_10343_10340_10341_10543_10696_10084_10083_10618_10307_10301_10059_308_100031_10103_10624_10623_10622_10621_10620,searchweb201603_2,ppcSwitch_5&amp;algo_expid=f2faf8e1-b7ce-4e34-a718-355e3362ede8-0&amp;algo_pvid=f2faf8e1-b7ce-4e34-a718-355e3362ede8&amp;priceBeautifyAB=0" xlink:type="simple">https://www.aliexpress.com/item/20PCS-8MHZ-5032-2P-8M-Crystal-5-3-2-2-feet/32841969827.html?spm=2114.search0604.3.2.54956f0cTLDPgz&amp;ws_ab_test=searchweb0_0,searchweb201602_3_10152_10151_10065_10068_10344_10342_10343_10340_10341_10543_10696_10084_10083_10618_10307_10301_10059_308_100031_10103_10624_10623_10622_10621_10620,searchweb201603_2,ppcSwitch_5&amp;algo_expid=f2faf8e1-b7ce-4e34-a718-355e3362ede8-0&amp;algo_pvid=f2faf8e1-b7ce-4e34-a718-355e3362ede8&amp;priceBeautifyAB=0</text:a>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Кварцевый резонатор</text:p>
          </table:table-cell>
          <table:table-cell table:style-name="ce4" office:value-type="string" calcext:value-type="string">
            <text:p>8MHZ 5032 2P 8M 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7.93" calcext:value-type="currency">
            <text:p>р.17.93</text:p>
          </table:table-cell>
          <table:table-cell table:style-name="ce11" table:formula="of:=[.L67]*[.K67]" office:value-type="currency" office:currency="RUR" office:value="17.93" calcext:value-type="currency">
            <text:p>р.17.93</text:p>
          </table:table-cell>
          <table:table-cell table:style-name="ce13" office:value-type="string" calcext:value-type="string">
            <text:p><text:a xlink:href="https://www.aliexpress.com/item/20PCS-8MHZ-5032-2P-8M-Crystal-5-3-2-2-feet/32841969827.html?spm=2114.search0604.3.2.54956f0cTLDPgz&amp;ws_ab_test=searchweb0_0,searchweb201602_3_10152_10151_10065_10068_10344_10342_10343_10340_10341_10543_10696_10084_10083_10618_10307_10301_10059_308_100031_10103_10624_10623_10622_10621_10620,searchweb201603_2,ppcSwitch_5&amp;algo_expid=f2faf8e1-b7ce-4e34-a718-355e3362ede8-0&amp;algo_pvid=f2faf8e1-b7ce-4e34-a718-355e3362ede8&amp;priceBeautifyAB=0" xlink:type="simple">https://www.aliexpress.com/item/20PCS-8MHZ-5032-2P-8M-Crystal-5-3-2-2-feet/32841969827.html?spm=2114.search0604.3.2.54956f0cTLDPgz&amp;ws_ab_test=searchweb0_0,searchweb201602_3_10152_10151_10065_10068_10344_10342_10343_10340_10341_10543_10696_10084_10083_10618_10307_10301_10059_308_100031_10103_10624_10623_10622_10621_10620,searchweb201603_2,ppcSwitch_5&amp;algo_expid=f2faf8e1-b7ce-4e34-a718-355e3362ede8-0&amp;algo_pvid=f2faf8e1-b7ce-4e34-a718-355e3362ede8&amp;priceBeautifyAB=0</text:a>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Кварцевый резонатор</text:p>
          </table:table-cell>
          <table:table-cell table:style-name="ce4" office:value-type="string" calcext:value-type="string">
            <text:p>8MHZ 5032 2P 8M 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7.93" calcext:value-type="currency">
            <text:p>р.17.93</text:p>
          </table:table-cell>
          <table:table-cell table:style-name="ce11" table:formula="of:=[.S67]*[.R67]" office:value-type="currency" office:currency="RUR" office:value="17.93" calcext:value-type="currency">
            <text:p>р.17.93</text:p>
          </table:table-cell>
          <table:table-cell table:style-name="ce13" office:value-type="string" calcext:value-type="string">
            <text:p><text:a xlink:href="https://www.aliexpress.com/item/20PCS-8MHZ-5032-2P-8M-Crystal-5-3-2-2-feet/32841969827.html?spm=2114.search0604.3.2.54956f0cTLDPgz&amp;ws_ab_test=searchweb0_0,searchweb201602_3_10152_10151_10065_10068_10344_10342_10343_10340_10341_10543_10696_10084_10083_10618_10307_10301_10059_308_100031_10103_10624_10623_10622_10621_10620,searchweb201603_2,ppcSwitch_5&amp;algo_expid=f2faf8e1-b7ce-4e34-a718-355e3362ede8-0&amp;algo_pvid=f2faf8e1-b7ce-4e34-a718-355e3362ede8&amp;priceBeautifyAB=0" xlink:type="simple">https://www.aliexpress.com/item/20PCS-8MHZ-5032-2P-8M-Crystal-5-3-2-2-feet/32841969827.html?spm=2114.search0604.3.2.54956f0cTLDPgz&amp;ws_ab_test=searchweb0_0,searchweb201602_3_10152_10151_10065_10068_10344_10342_10343_10340_10341_10543_10696_10084_10083_10618_10307_10301_10059_308_100031_10103_10624_10623_10622_10621_10620,searchweb201603_2,ppcSwitch_5&amp;algo_expid=f2faf8e1-b7ce-4e34-a718-355e3362ede8-0&amp;algo_pvid=f2faf8e1-b7ce-4e34-a718-355e3362ede8&amp;priceBeautifyAB=0</text:a></text:p>
          </table:table-cell>
          <table:table-cell table:style-name="ce6" table:number-columns-repeated="5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Модуль памяти 128мб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145" calcext:value-type="currency">
            <text:p>р.145.00</text:p>
          </table:table-cell>
          <table:table-cell table:style-name="ce11" table:formula="of:=[.E68]*[.D68]" office:value-type="currency" office:currency="RUR" office:value="145" calcext:value-type="currency">
            <text:p>р.145.00</text:p>
          </table:table-cell>
          <table:table-cell table:style-name="ce14"/>
          <table:table-cell table:style-name="ce4" table:number-columns-repeated="4"/>
          <table:table-cell table:style-name="ce10"/>
          <table:table-cell table:style-name="ce11"/>
          <table:table-cell table:style-name="ce14"/>
          <table:table-cell table:style-name="ce4" table:number-columns-repeated="4"/>
          <table:table-cell table:style-name="ce10"/>
          <table:table-cell table:style-name="ce11"/>
          <table:table-cell table:style-name="ce14"/>
          <table:table-cell table:style-name="ce6" table:number-columns-repeated="5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Контроллер сенсорного экрана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0" office:value-type="currency" office:currency="RUR" office:value="80" calcext:value-type="currency">
            <text:p>р.80.00</text:p>
          </table:table-cell>
          <table:table-cell table:style-name="ce11" table:formula="of:=[.E69]*[.D69]" office:value-type="currency" office:currency="RUR" office:value="80" calcext:value-type="currency">
            <text:p>р.80.00</text:p>
          </table:table-cell>
          <table:table-cell table:style-name="ce14"/>
          <table:table-cell table:style-name="ce4" table:number-columns-repeated="4"/>
          <table:table-cell table:style-name="ce10"/>
          <table:table-cell table:style-name="ce11"/>
          <table:table-cell table:style-name="ce14"/>
          <table:table-cell table:style-name="ce4" table:number-columns-repeated="4"/>
          <table:table-cell table:style-name="ce10"/>
          <table:table-cell table:style-name="ce11"/>
          <table:table-cell table:style-name="ce14"/>
          <table:table-cell table:style-name="ce6" table:number-columns-repeated="5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5" table:number-rows-spanned="1">
            <text:p>ИТОГО</text:p>
          </table:table-cell>
          <table:covered-table-cell table:number-columns-repeated="4"/>
          <table:table-cell table:style-name="ce12" table:formula="of:=SUM([.F57:.F67])" office:value-type="currency" office:currency="RUR" office:value="1543.02" calcext:value-type="currency">
            <text:p>р.1,543.02</text:p>
          </table:table-cell>
          <table:table-cell table:style-name="ce15"/>
          <table:table-cell table:style-name="ce5" office:value-type="string" calcext:value-type="string" table:number-columns-spanned="5" table:number-rows-spanned="1">
            <text:p>ИТОГО</text:p>
          </table:table-cell>
          <table:covered-table-cell table:number-columns-repeated="4"/>
          <table:table-cell table:style-name="ce12" table:formula="of:=SUM([.M57:.M67])" office:value-type="currency" office:currency="RUR" office:value="1537.02" calcext:value-type="currency">
            <text:p>р.1,537.02</text:p>
          </table:table-cell>
          <table:table-cell table:style-name="ce15"/>
          <table:table-cell table:style-name="ce5" office:value-type="string" calcext:value-type="string" table:number-columns-spanned="5" table:number-rows-spanned="1">
            <text:p>ИТОГО</text:p>
          </table:table-cell>
          <table:covered-table-cell table:number-columns-repeated="4"/>
          <table:table-cell table:style-name="ce12" table:formula="of:=SUM([.T57:.T67])" office:value-type="currency" office:currency="RUR" office:value="1537.02" calcext:value-type="currency">
            <text:p>р.1,537.02</text:p>
          </table:table-cell>
          <table:table-cell table:style-name="ce15"/>
          <table:table-cell table:style-name="ce6" table:number-columns-repeated="5"/>
          <table:table-cell table:number-columns-repeated="998"/>
        </table:table-row>
        <table:table-row table:style-name="ro1" table:number-rows-repeated="923">
          <table:table-cell table:style-name="ce6" table:number-columns-repeated="4"/>
          <table:table-cell table:style-name="ce11" table:number-columns-repeated="2"/>
          <table:table-cell table:style-name="ce6" table:number-columns-repeated="20"/>
          <table:table-cell table:number-columns-repeated="998"/>
        </table:table-row>
        <table:table-row table:style-name="ro2" table:number-rows-repeated="10475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ru" number:country="RU">р.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1" meta:object-count="0"/>
    <meta:generator>LibreOfficeDev/6.0.5.2$Linux_X86_64 LibreOffice_project/</meta:generator>
  </office:meta>
</office:document-meta>
</file>